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271in" style:rel-column-width="11035*"/>
    </style:style>
    <style:style style:name="Table7.B" style:family="table-column">
      <style:table-column-properties style:column-width="1.8083in" style:rel-column-width="17706*"/>
    </style:style>
    <style:style style:name="Table7.C" style:family="table-column">
      <style:table-column-properties style:column-width="2.084in" style:rel-column-width="20405*"/>
    </style:style>
    <style:style style:name="Table7.D" style:family="table-column">
      <style:table-column-properties style:column-width="1.6736in" style:rel-column-width="1638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271in" style:rel-column-width="11035*"/>
    </style:style>
    <style:style style:name="Table8.B" style:family="table-column">
      <style:table-column-properties style:column-width="1.8083in" style:rel-column-width="17706*"/>
    </style:style>
    <style:style style:name="Table8.C" style:family="table-column">
      <style:table-column-properties style:column-width="2.084in" style:rel-column-width="20405*"/>
    </style:style>
    <style:style style:name="Table8.D" style:family="table-column">
      <style:table-column-properties style:column-width="1.6736in" style:rel-column-width="1638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271in" style:rel-column-width="11035*"/>
    </style:style>
    <style:style style:name="Table9.B" style:family="table-column">
      <style:table-column-properties style:column-width="1.8083in" style:rel-column-width="17706*"/>
    </style:style>
    <style:style style:name="Table9.C" style:family="table-column">
      <style:table-column-properties style:column-width="2.084in" style:rel-column-width="20405*"/>
    </style:style>
    <style:style style:name="Table9.D" style:family="table-column">
      <style:table-column-properties style:column-width="1.6736in" style:rel-column-width="1638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1035*"/>
    </style:style>
    <style:style style:name="Table1.B" style:family="table-column">
      <style:table-column-properties style:column-width="1.8083in" style:rel-column-width="17706*"/>
    </style:style>
    <style:style style:name="Table1.C" style:family="table-column">
      <style:table-column-properties style:column-width="2.084in" style:rel-column-width="20405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text-properties officeooo:rsid="0011b025" officeooo:paragraph-rsid="0011b025"/>
    </style:style>
    <style:style style:name="P12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3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4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5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6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7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0" style:family="paragraph" style:parent-style-name="Standard">
      <style:text-properties fo:font-style="italic" officeooo:paragraph-rsid="00a639f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2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3" style:family="paragraph" style:parent-style-name="Standard">
      <style:text-properties fo:font-style="italic" officeooo:paragraph-rsid="013013d9" style:font-style-asian="italic" style:font-style-complex="italic"/>
    </style:style>
    <style:style style:name="P34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5" style:family="paragraph" style:parent-style-name="Standard">
      <style:text-properties fo:font-style="italic" officeooo:paragraph-rsid="01408f03" style:font-style-asian="italic" style:font-style-complex="italic"/>
    </style:style>
    <style:style style:name="P36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7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8bee9e" officeooo:paragraph-rsid="008a06de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6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67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79" style:family="paragraph" style:parent-style-name="Standard">
      <style:text-properties officeooo:rsid="0015f1ff" officeooo:paragraph-rsid="0015f1ff"/>
    </style:style>
    <style:style style:name="P80" style:family="paragraph" style:parent-style-name="Standard">
      <style:text-properties officeooo:rsid="0015f1ff" officeooo:paragraph-rsid="009c1b54"/>
    </style:style>
    <style:style style:name="P81" style:family="paragraph" style:parent-style-name="Standard">
      <style:text-properties officeooo:rsid="0015f1ff" officeooo:paragraph-rsid="0013268f"/>
    </style:style>
    <style:style style:name="P82" style:family="paragraph" style:parent-style-name="Standard">
      <style:text-properties officeooo:rsid="0015f1ff" officeooo:paragraph-rsid="00c0d7c6"/>
    </style:style>
    <style:style style:name="P83" style:family="paragraph" style:parent-style-name="Standard">
      <style:text-properties officeooo:rsid="0019f535" officeooo:paragraph-rsid="0019f535"/>
    </style:style>
    <style:style style:name="P84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85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8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87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8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8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0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93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9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98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4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4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4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4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44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55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56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57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60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63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65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68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7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8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13b57f2" officeooo:paragraph-rsid="0135f162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0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officeooo:rsid="0033fbdf" officeooo:paragraph-rsid="0033fbdf"/>
    </style:style>
    <style:style style:name="P210" style:family="paragraph" style:parent-style-name="Standard">
      <style:text-properties officeooo:rsid="0034ed8b" officeooo:paragraph-rsid="0106c767"/>
    </style:style>
    <style:style style:name="P211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15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17" style:family="paragraph" style:parent-style-name="Standard">
      <style:text-properties officeooo:rsid="0012a0dc" officeooo:paragraph-rsid="0012a0dc"/>
    </style:style>
    <style:style style:name="P218" style:family="paragraph" style:parent-style-name="Standard">
      <style:text-properties officeooo:paragraph-rsid="003eeb50"/>
    </style:style>
    <style:style style:name="P219" style:family="paragraph" style:parent-style-name="Standard">
      <style:text-properties officeooo:rsid="00205d85" officeooo:paragraph-rsid="005f7223"/>
    </style:style>
    <style:style style:name="P220" style:family="paragraph" style:parent-style-name="Standard">
      <style:text-properties officeooo:rsid="002436f5" officeooo:paragraph-rsid="00ed9297"/>
    </style:style>
    <style:style style:name="P221" style:family="paragraph" style:parent-style-name="Standard">
      <style:text-properties officeooo:rsid="0056d959" officeooo:paragraph-rsid="0056d959"/>
    </style:style>
    <style:style style:name="P222" style:family="paragraph" style:parent-style-name="Standard">
      <style:paragraph-properties fo:line-height="150%"/>
      <style:text-properties officeooo:paragraph-rsid="0013268f"/>
    </style:style>
    <style:style style:name="P223" style:family="paragraph" style:parent-style-name="Standard">
      <style:paragraph-properties fo:line-height="150%"/>
      <style:text-properties officeooo:paragraph-rsid="0040eb9d"/>
    </style:style>
    <style:style style:name="P224" style:family="paragraph" style:parent-style-name="Standard">
      <style:paragraph-properties fo:line-height="150%"/>
      <style:text-properties officeooo:paragraph-rsid="0045286d"/>
    </style:style>
    <style:style style:name="P225" style:family="paragraph" style:parent-style-name="Standard">
      <style:paragraph-properties fo:line-height="150%"/>
      <style:text-properties officeooo:paragraph-rsid="00c6421c"/>
    </style:style>
    <style:style style:name="P226" style:family="paragraph" style:parent-style-name="Standard">
      <style:paragraph-properties fo:line-height="150%"/>
      <style:text-properties officeooo:paragraph-rsid="007e5da6"/>
    </style:style>
    <style:style style:name="P227" style:family="paragraph" style:parent-style-name="Standard">
      <style:paragraph-properties fo:line-height="150%"/>
      <style:text-properties officeooo:paragraph-rsid="00fde6f2"/>
    </style:style>
    <style:style style:name="P228" style:family="paragraph" style:parent-style-name="Standard">
      <style:paragraph-properties fo:line-height="150%"/>
      <style:text-properties officeooo:paragraph-rsid="0106c767"/>
    </style:style>
    <style:style style:name="P229" style:family="paragraph" style:parent-style-name="Standard">
      <style:text-properties officeooo:paragraph-rsid="0071f6b3"/>
    </style:style>
    <style:style style:name="P230" style:family="paragraph" style:parent-style-name="Standard">
      <style:text-properties officeooo:paragraph-rsid="006a9ead"/>
    </style:style>
    <style:style style:name="P231" style:family="paragraph" style:parent-style-name="Standard">
      <style:text-properties officeooo:paragraph-rsid="007b744f"/>
    </style:style>
    <style:style style:name="P232" style:family="paragraph" style:parent-style-name="Standard">
      <style:text-properties officeooo:paragraph-rsid="007f9b5f"/>
    </style:style>
    <style:style style:name="P233" style:family="paragraph" style:parent-style-name="Standard">
      <style:text-properties officeooo:paragraph-rsid="005eeb02"/>
    </style:style>
    <style:style style:name="P234" style:family="paragraph" style:parent-style-name="Standard">
      <style:text-properties officeooo:paragraph-rsid="00883289"/>
    </style:style>
    <style:style style:name="P235" style:family="paragraph" style:parent-style-name="Standard">
      <style:text-properties officeooo:paragraph-rsid="00885557"/>
    </style:style>
    <style:style style:name="P236" style:family="paragraph" style:parent-style-name="Standard">
      <style:text-properties officeooo:rsid="008872eb" officeooo:paragraph-rsid="008872eb"/>
    </style:style>
    <style:style style:name="P237" style:family="paragraph" style:parent-style-name="Standard">
      <style:text-properties officeooo:paragraph-rsid="008d7148"/>
    </style:style>
    <style:style style:name="P238" style:family="paragraph" style:parent-style-name="Standard">
      <style:text-properties officeooo:paragraph-rsid="009622c6"/>
    </style:style>
    <style:style style:name="P239" style:family="paragraph" style:parent-style-name="Standard">
      <style:text-properties officeooo:paragraph-rsid="009af966"/>
    </style:style>
    <style:style style:name="P240" style:family="paragraph" style:parent-style-name="Standard">
      <style:text-properties officeooo:paragraph-rsid="00a75993"/>
    </style:style>
    <style:style style:name="P241" style:family="paragraph" style:parent-style-name="Standard">
      <style:text-properties officeooo:rsid="003eeb50" officeooo:paragraph-rsid="00ac1d69"/>
    </style:style>
    <style:style style:name="P242" style:family="paragraph" style:parent-style-name="Standard">
      <style:text-properties officeooo:paragraph-rsid="00b6be7d"/>
    </style:style>
    <style:style style:name="P243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44" style:family="paragraph" style:parent-style-name="Standard">
      <style:text-properties style:use-window-font-color="true" officeooo:paragraph-rsid="00c0d7c6"/>
    </style:style>
    <style:style style:name="P24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4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4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4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officeooo:paragraph-rsid="00ba4170"/>
    </style:style>
    <style:style style:name="P250" style:family="paragraph" style:parent-style-name="Standard">
      <style:text-properties officeooo:paragraph-rsid="00bbbf73"/>
    </style:style>
    <style:style style:name="P251" style:family="paragraph" style:parent-style-name="Standard">
      <style:text-properties officeooo:rsid="00bd11a0" officeooo:paragraph-rsid="00bd11a0"/>
    </style:style>
    <style:style style:name="P252" style:family="paragraph" style:parent-style-name="Standard">
      <style:text-properties officeooo:paragraph-rsid="00be4749"/>
    </style:style>
    <style:style style:name="P253" style:family="paragraph" style:parent-style-name="Standard">
      <style:text-properties officeooo:rsid="00beb82f" officeooo:paragraph-rsid="00beb82f"/>
    </style:style>
    <style:style style:name="P254" style:family="paragraph" style:parent-style-name="Standard">
      <style:text-properties officeooo:paragraph-rsid="00beb82f"/>
    </style:style>
    <style:style style:name="P255" style:family="paragraph" style:parent-style-name="Standard">
      <style:text-properties officeooo:rsid="00c0d7c6" officeooo:paragraph-rsid="00c0d7c6"/>
    </style:style>
    <style:style style:name="P256" style:family="paragraph" style:parent-style-name="Standard">
      <style:text-properties officeooo:paragraph-rsid="008dd7a7"/>
    </style:style>
    <style:style style:name="P257" style:family="paragraph" style:parent-style-name="Standard">
      <style:text-properties officeooo:rsid="005521a3" officeooo:paragraph-rsid="005521a3"/>
    </style:style>
    <style:style style:name="P258" style:family="paragraph" style:parent-style-name="Standard">
      <style:text-properties officeooo:paragraph-rsid="00d2fc06"/>
    </style:style>
    <style:style style:name="P259" style:family="paragraph" style:parent-style-name="Standard">
      <style:paragraph-properties fo:line-height="150%"/>
      <style:text-properties officeooo:rsid="00d5826a" officeooo:paragraph-rsid="00d5826a"/>
    </style:style>
    <style:style style:name="P260" style:family="paragraph" style:parent-style-name="Standard">
      <style:text-properties officeooo:paragraph-rsid="00d77d7d"/>
    </style:style>
    <style:style style:name="P261" style:family="paragraph" style:parent-style-name="Standard">
      <style:text-properties officeooo:rsid="00d9c9e4" officeooo:paragraph-rsid="00d9c9e4"/>
    </style:style>
    <style:style style:name="P262" style:family="paragraph" style:parent-style-name="Standard">
      <style:text-properties officeooo:paragraph-rsid="00e4290b"/>
    </style:style>
    <style:style style:name="P263" style:family="paragraph" style:parent-style-name="Standard">
      <style:text-properties officeooo:paragraph-rsid="00e5f586"/>
    </style:style>
    <style:style style:name="P264" style:family="paragraph" style:parent-style-name="Standard">
      <style:text-properties officeooo:paragraph-rsid="00eb50e0"/>
    </style:style>
    <style:style style:name="P265" style:family="paragraph" style:parent-style-name="Standard">
      <style:paragraph-properties fo:line-height="150%"/>
      <style:text-properties officeooo:rsid="00f2503e" officeooo:paragraph-rsid="00f2503e"/>
    </style:style>
    <style:style style:name="P266" style:family="paragraph" style:parent-style-name="Standard">
      <style:text-properties officeooo:rsid="00f2503e" officeooo:paragraph-rsid="01222be5"/>
    </style:style>
    <style:style style:name="P267" style:family="paragraph" style:parent-style-name="Standard">
      <style:text-properties officeooo:rsid="00d1487d" officeooo:paragraph-rsid="00d2fc06"/>
    </style:style>
    <style:style style:name="P268" style:family="paragraph" style:parent-style-name="Standard">
      <style:text-properties officeooo:paragraph-rsid="00f5260b"/>
    </style:style>
    <style:style style:name="P269" style:family="paragraph" style:parent-style-name="Standard">
      <style:text-properties officeooo:paragraph-rsid="00fecca9"/>
    </style:style>
    <style:style style:name="P270" style:family="paragraph" style:parent-style-name="Standard">
      <style:text-properties officeooo:paragraph-rsid="00c0d7c6"/>
    </style:style>
    <style:style style:name="P271" style:family="paragraph" style:parent-style-name="Standard">
      <style:text-properties officeooo:paragraph-rsid="010c486e"/>
    </style:style>
    <style:style style:name="P272" style:family="paragraph" style:parent-style-name="Standard">
      <style:text-properties officeooo:paragraph-rsid="00367935"/>
    </style:style>
    <style:style style:name="P273" style:family="paragraph" style:parent-style-name="Standard">
      <style:text-properties officeooo:paragraph-rsid="011fc384"/>
    </style:style>
    <style:style style:name="P274" style:family="paragraph" style:parent-style-name="Standard">
      <style:text-properties officeooo:paragraph-rsid="0122678f"/>
    </style:style>
    <style:style style:name="P275" style:family="paragraph" style:parent-style-name="Standard">
      <style:text-properties officeooo:paragraph-rsid="012dfde8"/>
    </style:style>
    <style:style style:name="P276" style:family="paragraph" style:parent-style-name="Standard">
      <style:text-properties officeooo:paragraph-rsid="0130fd48"/>
    </style:style>
    <style:style style:name="P277" style:family="paragraph" style:parent-style-name="Standard">
      <style:text-properties officeooo:paragraph-rsid="013282b3"/>
    </style:style>
    <style:style style:name="P278" style:family="paragraph" style:parent-style-name="Standard">
      <style:text-properties officeooo:paragraph-rsid="013f3c54"/>
    </style:style>
    <style:style style:name="P279" style:family="paragraph" style:parent-style-name="Standard">
      <style:text-properties officeooo:paragraph-rsid="0152f194"/>
    </style:style>
    <style:style style:name="P280" style:family="paragraph" style:parent-style-name="Standard">
      <style:text-properties officeooo:paragraph-rsid="0150aafa"/>
    </style:style>
    <style:style style:name="P28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28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28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28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28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290" style:family="paragraph" style:parent-style-name="Table_20_Contents">
      <style:paragraph-properties fo:text-align="center" style:justify-single-word="false"/>
      <style:text-properties officeooo:rsid="00a07f5d" officeooo:paragraph-rsid="00a07f5d"/>
    </style:style>
    <style:style style:name="P29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29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29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29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29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29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29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29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29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30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30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30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30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30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30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30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307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50%" fo:break-before="page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1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311" style:family="paragraph" style:parent-style-name="Standard">
      <style:paragraph-properties fo:line-height="150%" fo:break-before="page"/>
      <style:text-properties officeooo:paragraph-rsid="00cab904"/>
    </style:style>
    <style:style style:name="P312" style:family="paragraph" style:parent-style-name="Standard">
      <style:paragraph-properties fo:break-before="page"/>
      <style:text-properties officeooo:paragraph-rsid="00f8c8b1"/>
    </style:style>
    <style:style style:name="P31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15" style:family="paragraph" style:parent-style-name="Standard" style:list-style-name="L1">
      <style:text-properties officeooo:rsid="0013268f" officeooo:paragraph-rsid="0013268f"/>
    </style:style>
    <style:style style:name="P316" style:family="paragraph" style:parent-style-name="Standard" style:list-style-name="L2">
      <style:text-properties style:use-window-font-color="true" officeooo:rsid="00a8a4b1" officeooo:paragraph-rsid="00e38bf0"/>
    </style:style>
    <style:style style:name="P317" style:family="paragraph" style:parent-style-name="Standard" style:list-style-name="L2">
      <style:text-properties style:use-window-font-color="true" officeooo:rsid="00a8a4b1" officeooo:paragraph-rsid="00c0d7c6"/>
    </style:style>
    <style:style style:name="P318" style:family="paragraph" style:parent-style-name="Standard" style:list-style-name="L2">
      <style:text-properties style:use-window-font-color="true" officeooo:rsid="00a8a4b1" officeooo:paragraph-rsid="00e1434b"/>
    </style:style>
    <style:style style:name="P319" style:family="paragraph" style:parent-style-name="Standard" style:list-style-name="L2">
      <style:text-properties style:use-window-font-color="true" officeooo:rsid="00aa3d77" officeooo:paragraph-rsid="00e38bf0"/>
    </style:style>
    <style:style style:name="P320" style:family="paragraph" style:parent-style-name="Standard" style:list-style-name="L3">
      <style:text-properties style:use-window-font-color="true" officeooo:paragraph-rsid="00118c4a"/>
    </style:style>
    <style:style style:name="P321" style:family="paragraph" style:parent-style-name="Standard" style:list-style-name="L3">
      <style:text-properties style:use-window-font-color="true" officeooo:rsid="0011b025" officeooo:paragraph-rsid="0011b025"/>
    </style:style>
    <style:style style:name="P32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27" style:family="paragraph" style:parent-style-name="Standard" style:list-style-name="L4">
      <style:text-properties officeooo:rsid="0012a0dc" officeooo:paragraph-rsid="0012a0dc"/>
    </style:style>
    <style:style style:name="P328" style:family="paragraph" style:parent-style-name="Standard" style:list-style-name="L5">
      <style:text-properties officeooo:rsid="0033fbdf" officeooo:paragraph-rsid="0033fbdf"/>
    </style:style>
    <style:style style:name="P329" style:family="paragraph" style:parent-style-name="Standard" style:list-style-name="L9">
      <style:text-properties officeooo:rsid="0033fbdf" officeooo:paragraph-rsid="0106c767"/>
    </style:style>
    <style:style style:name="P330" style:family="paragraph" style:parent-style-name="Standard" style:list-style-name="L6">
      <style:text-properties officeooo:paragraph-rsid="005b5cd3"/>
    </style:style>
    <style:style style:name="P331" style:family="paragraph" style:parent-style-name="Standard" style:list-style-name="L7">
      <style:text-properties officeooo:paragraph-rsid="00367935"/>
    </style:style>
    <style:style style:name="P332" style:family="paragraph" style:parent-style-name="Standard" style:list-style-name="L7">
      <style:text-properties officeooo:rsid="00367935" officeooo:paragraph-rsid="00367935"/>
    </style:style>
    <style:style style:name="P333" style:family="paragraph" style:parent-style-name="Standard" style:list-style-name="L8">
      <style:text-properties officeooo:rsid="00386ddb" officeooo:paragraph-rsid="00386ddb"/>
    </style:style>
    <style:style style:name="P334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335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36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337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3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3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4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4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4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4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4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4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34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34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34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34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35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35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35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35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354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16aa5ac" officeooo:paragraph-rsid="016aa5ac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1733494" officeooo:paragraph-rsid="01733494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line-height="100%"/>
      <style:text-properties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66" style:family="paragraph" style:parent-style-name="Standard">
      <style:paragraph-properties fo:line-height="100%"/>
      <style:text-properties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67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368" style:family="paragraph" style:parent-style-name="Standard" style:list-style-name="L20">
      <style:text-properties officeooo:paragraph-rsid="00a4ce44"/>
    </style:style>
    <style:style style:name="P36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370" style:family="paragraph" style:parent-style-name="Standard" style:list-style-name="L25">
      <style:text-properties officeooo:paragraph-rsid="00beb82f"/>
    </style:style>
    <style:style style:name="P371" style:family="paragraph" style:parent-style-name="Standard" style:list-style-name="L26">
      <style:text-properties officeooo:paragraph-rsid="00d139a0"/>
    </style:style>
    <style:style style:name="P372" style:family="paragraph" style:parent-style-name="Standard" style:list-style-name="L29">
      <style:text-properties officeooo:paragraph-rsid="00f2503e"/>
    </style:style>
    <style:style style:name="P373" style:family="paragraph" style:parent-style-name="Standard" style:list-style-name="L30">
      <style:text-properties officeooo:rsid="00f3f4f5" officeooo:paragraph-rsid="00f5260b"/>
    </style:style>
    <style:style style:name="P374" style:family="paragraph" style:parent-style-name="Standard" style:list-style-name="L30">
      <style:text-properties officeooo:rsid="00f3f4f5" officeooo:paragraph-rsid="00f3f4f5"/>
    </style:style>
    <style:style style:name="P375" style:family="paragraph" style:parent-style-name="Standard" style:list-style-name="L31">
      <style:text-properties officeooo:paragraph-rsid="00fde6f2"/>
    </style:style>
    <style:style style:name="P376" style:family="paragraph" style:parent-style-name="Standard">
      <style:paragraph-properties fo:line-height="100%"/>
      <style:text-properties officeooo:paragraph-rsid="016aa5ac"/>
    </style:style>
    <style:style style:name="P377" style:family="paragraph" style:parent-style-name="Standard">
      <style:paragraph-properties fo:line-height="100%"/>
      <style:text-properties officeooo:paragraph-rsid="016d2800"/>
    </style:style>
    <style:style style:name="P378" style:family="paragraph" style:parent-style-name="Standard">
      <style:paragraph-properties fo:line-height="100%"/>
      <style:text-properties officeooo:paragraph-rsid="0171553b"/>
    </style:style>
    <style:style style:name="P379" style:family="paragraph" style:parent-style-name="Standard">
      <style:paragraph-properties fo:line-height="100%"/>
      <style:text-properties officeooo:paragraph-rsid="0176ee1b"/>
    </style:style>
    <style:style style:name="P380" style:family="paragraph" style:parent-style-name="Standard">
      <style:paragraph-properties fo:line-height="100%"/>
      <style:text-properties officeooo:paragraph-rsid="017941db"/>
    </style:style>
    <style:style style:name="P381" style:family="paragraph" style:parent-style-name="Standard">
      <style:paragraph-properties fo:line-height="100%"/>
      <style:text-properties officeooo:paragraph-rsid="017a7161"/>
    </style:style>
    <style:style style:name="P382" style:family="paragraph" style:parent-style-name="Standard">
      <style:paragraph-properties fo:line-height="100%"/>
      <style:text-properties fo:font-style="italic" officeooo:rsid="017029bc" officeooo:paragraph-rsid="017029bc" style:font-style-asian="italic" style:font-style-complex="italic"/>
    </style:style>
    <style:style style:name="P383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84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line-height="100%"/>
      <style:text-properties fo:color="#c9211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8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387" style:family="paragraph" style:parent-style-name="Standard">
      <style:paragraph-properties fo:line-height="100%"/>
      <style:text-properties officeooo:rsid="016aa5ac" officeooo:paragraph-rsid="016aa5ac"/>
    </style:style>
    <style:style style:name="P388" style:family="paragraph" style:parent-style-name="Standard">
      <style:paragraph-properties fo:line-height="100%"/>
      <style:text-properties officeooo:rsid="016b9044" officeooo:paragraph-rsid="016b9044"/>
    </style:style>
    <style:style style:name="P389" style:family="paragraph" style:parent-style-name="Standard">
      <style:text-properties officeooo:paragraph-rsid="00beb82f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officeooo:rsid="016778b3" style:font-style-asian="italic" style:font-style-complex="italic"/>
    </style:style>
    <style:style style:name="T35" style:family="text">
      <style:text-properties style:use-window-font-color="true" officeooo:rsid="0063f3c5"/>
    </style:style>
    <style:style style:name="T36" style:family="text">
      <style:text-properties style:use-window-font-color="true" officeooo:rsid="0027fcfd"/>
    </style:style>
    <style:style style:name="T37" style:family="text">
      <style:text-properties style:use-window-font-color="true" officeooo:rsid="01095847"/>
    </style:style>
    <style:style style:name="T38" style:family="text">
      <style:text-properties style:use-window-font-color="true" officeooo:rsid="0082538a"/>
    </style:style>
    <style:style style:name="T39" style:family="text">
      <style:text-properties style:use-window-font-color="true" officeooo:rsid="00c0d7c6"/>
    </style:style>
    <style:style style:name="T40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41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4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3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44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5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" style:family="text">
      <style:text-properties style:use-window-font-color="true" fo:font-style="normal" officeooo:rsid="016860b9" style:font-style-asian="normal" style:font-style-complex="normal"/>
    </style:style>
    <style:style style:name="T48" style:family="text">
      <style:text-properties style:use-window-font-color="true" fo:font-style="normal" officeooo:rsid="0171553b" style:font-style-asian="normal" style:font-style-complex="normal"/>
    </style:style>
    <style:style style:name="T49" style:family="text">
      <style:text-properties style:use-window-font-color="true" fo:font-style="normal" officeooo:rsid="016c9d08" style:font-style-asian="normal" style:font-style-complex="normal"/>
    </style:style>
    <style:style style:name="T50" style:family="text">
      <style:text-properties style:use-window-font-color="true" fo:font-style="normal" officeooo:rsid="016778b3" style:font-style-asian="normal" style:font-style-complex="normal"/>
    </style:style>
    <style:style style:name="T51" style:family="text">
      <style:text-properties style:use-window-font-color="true" fo:font-weight="normal" style:font-weight-asian="normal" style:font-weight-complex="normal"/>
    </style:style>
    <style:style style:name="T52" style:family="text">
      <style:text-properties style:use-window-font-color="true" fo:font-weight="normal" officeooo:rsid="016aa5ac" style:font-weight-asian="normal" style:font-weight-complex="normal"/>
    </style:style>
    <style:style style:name="T53" style:family="text">
      <style:text-properties style:use-window-font-color="true" fo:font-weight="normal" officeooo:rsid="016a5b23" style:font-weight-asian="normal" style:font-weight-complex="normal"/>
    </style:style>
    <style:style style:name="T54" style:family="text">
      <style:text-properties style:use-window-font-color="true" fo:font-weight="normal" officeooo:rsid="016d2800" style:font-weight-asian="normal" style:font-weight-complex="normal"/>
    </style:style>
    <style:style style:name="T55" style:family="text">
      <style:text-properties style:use-window-font-color="true" fo:font-weight="normal" officeooo:rsid="0171553b" style:font-weight-asian="normal" style:font-weight-complex="normal"/>
    </style:style>
    <style:style style:name="T56" style:family="text">
      <style:text-properties style:use-window-font-color="true" officeooo:rsid="016f0506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c27f0" style:font-weight-asian="normal" style:font-weight-complex="normal"/>
    </style:style>
    <style:style style:name="T59" style:family="text">
      <style:text-properties fo:font-weight="normal" officeooo:rsid="003cb407" style:font-weight-asian="normal" style:font-weight-complex="normal"/>
    </style:style>
    <style:style style:name="T60" style:family="text">
      <style:text-properties fo:font-weight="normal" officeooo:rsid="00205d85" style:font-weight-asian="normal" style:font-weight-complex="normal"/>
    </style:style>
    <style:style style:name="T61" style:family="text">
      <style:text-properties fo:font-weight="normal" officeooo:rsid="00beb82f" style:font-weight-asian="normal" style:font-weight-complex="normal"/>
    </style:style>
    <style:style style:name="T62" style:family="text">
      <style:text-properties fo:font-weight="normal" officeooo:rsid="016860b9" style:font-weight-asian="normal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256ecc" style:font-style-asian="italic" style:font-style-complex="italic"/>
    </style:style>
    <style:style style:name="T65" style:family="text">
      <style:text-properties fo:font-style="italic" officeooo:rsid="006317f8" style:font-style-asian="italic" style:font-style-complex="italic"/>
    </style:style>
    <style:style style:name="T66" style:family="text">
      <style:text-properties fo:font-style="italic" officeooo:rsid="00672a68" style:font-style-asian="italic" style:font-style-complex="italic"/>
    </style:style>
    <style:style style:name="T67" style:family="text">
      <style:text-properties fo:font-style="italic" officeooo:rsid="006c1d47" style:font-style-asian="italic" style:font-style-complex="italic"/>
    </style:style>
    <style:style style:name="T68" style:family="text">
      <style:text-properties fo:font-style="italic" officeooo:rsid="00838393" style:font-style-asian="italic" style:font-style-complex="italic"/>
    </style:style>
    <style:style style:name="T69" style:family="text">
      <style:text-properties fo:font-style="italic" officeooo:rsid="00e09913" style:font-style-asian="italic" style:font-style-complex="italic"/>
    </style:style>
    <style:style style:name="T70" style:family="text">
      <style:text-properties fo:font-style="italic" officeooo:rsid="005b5cd3" style:font-style-asian="italic" style:font-style-complex="italic"/>
    </style:style>
    <style:style style:name="T71" style:family="text">
      <style:text-properties fo:font-style="italic" officeooo:rsid="0034ed8b" style:font-style-asian="italic" style:font-style-complex="italic"/>
    </style:style>
    <style:style style:name="T72" style:family="text">
      <style:text-properties fo:font-style="italic" officeooo:rsid="00367935" style:font-style-asian="italic" style:font-style-complex="italic"/>
    </style:style>
    <style:style style:name="T73" style:family="text">
      <style:text-properties fo:font-style="italic" officeooo:rsid="00ce5fa1" style:font-style-asian="italic" style:font-style-complex="italic"/>
    </style:style>
    <style:style style:name="T74" style:family="text">
      <style:text-properties fo:font-style="italic" officeooo:rsid="003b4e50" style:font-style-asian="italic" style:font-style-complex="italic"/>
    </style:style>
    <style:style style:name="T75" style:family="text">
      <style:text-properties fo:font-style="italic" officeooo:rsid="01758a0f" style:font-style-asian="italic" style:font-style-complex="italic"/>
    </style:style>
    <style:style style:name="T76" style:family="text">
      <style:text-properties fo:font-style="italic" officeooo:rsid="0071f6b3" style:font-style-asian="italic" style:font-style-complex="italic"/>
    </style:style>
    <style:style style:name="T77" style:family="text">
      <style:text-properties fo:font-style="italic" officeooo:rsid="0080477a" style:font-style-asian="italic" style:font-style-complex="italic"/>
    </style:style>
    <style:style style:name="T78" style:family="text">
      <style:text-properties fo:font-style="italic" officeooo:rsid="01113d34" style:font-style-asian="italic" style:font-style-complex="italic"/>
    </style:style>
    <style:style style:name="T79" style:family="text">
      <style:text-properties fo:font-style="italic" officeooo:rsid="01023882" style:font-style-asian="italic" style:font-style-complex="italic"/>
    </style:style>
    <style:style style:name="T80" style:family="text">
      <style:text-properties fo:font-style="italic" officeooo:rsid="00fde6f2" style:font-style-asian="italic" style:font-style-complex="italic"/>
    </style:style>
    <style:style style:name="T8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83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84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8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06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07" style:family="text">
      <style:text-properties fo:font-style="italic" style:text-underline-style="none" style:font-style-asian="italic" style:font-style-complex="italic"/>
    </style:style>
    <style:style style:name="T108" style:family="text">
      <style:text-properties fo:font-style="italic" style:text-underline-style="none" officeooo:rsid="00baae4f" style:font-style-asian="italic" style:font-style-complex="italic"/>
    </style:style>
    <style:style style:name="T109" style:family="text">
      <style:text-properties fo:font-style="italic" style:text-underline-style="none" officeooo:rsid="00d708a6" style:font-style-asian="italic" style:font-style-complex="italic"/>
    </style:style>
    <style:style style:name="T110" style:family="text">
      <style:text-properties fo:font-style="italic" style:text-underline-style="none" officeooo:rsid="00beb82f" style:font-style-asian="italic" style:font-style-complex="italic"/>
    </style:style>
    <style:style style:name="T111" style:family="text">
      <style:text-properties fo:font-style="italic" style:text-underline-style="none" officeooo:rsid="00d9c9e4" style:font-style-asian="italic" style:font-style-complex="italic"/>
    </style:style>
    <style:style style:name="T112" style:family="text">
      <style:text-properties fo:font-style="italic" style:text-underline-style="none" officeooo:rsid="00f55bb2" style:font-style-asian="italic" style:font-style-complex="italic"/>
    </style:style>
    <style:style style:name="T113" style:family="text">
      <style:text-properties fo:font-style="italic" style:text-underline-style="none" officeooo:rsid="00f74e17" style:font-style-asian="italic" style:font-style-complex="italic"/>
    </style:style>
    <style:style style:name="T114" style:family="text">
      <style:text-properties fo:font-style="italic" style:text-underline-style="none" officeooo:rsid="00fde6f2" style:font-style-asian="italic" style:font-style-complex="italic"/>
    </style:style>
    <style:style style:name="T115" style:family="text">
      <style:text-properties fo:font-style="italic" style:text-underline-style="none" officeooo:rsid="0130fd48" style:font-style-asian="italic" style:font-style-complex="italic"/>
    </style:style>
    <style:style style:name="T116" style:family="text">
      <style:text-properties fo:font-style="italic" style:text-underline-style="none" officeooo:rsid="013401b3" style:font-style-asian="italic" style:font-style-complex="italic"/>
    </style:style>
    <style:style style:name="T117" style:family="text">
      <style:text-properties fo:font-style="italic" style:text-underline-style="none" officeooo:rsid="013f3c54" style:font-style-asian="italic" style:font-style-complex="italic"/>
    </style:style>
    <style:style style:name="T118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1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122" style:family="text">
      <style:text-properties officeooo:rsid="00205d85"/>
    </style:style>
    <style:style style:name="T123" style:family="text">
      <style:text-properties officeooo:rsid="0027fcfd"/>
    </style:style>
    <style:style style:name="T124" style:family="text">
      <style:text-properties officeooo:rsid="0029525d"/>
    </style:style>
    <style:style style:name="T125" style:family="text">
      <style:text-properties officeooo:rsid="0034ed8b"/>
    </style:style>
    <style:style style:name="T126" style:family="text">
      <style:text-properties officeooo:rsid="00367935"/>
    </style:style>
    <style:style style:name="T127" style:family="text">
      <style:text-properties officeooo:rsid="00398ddf"/>
    </style:style>
    <style:style style:name="T128" style:family="text">
      <style:text-properties officeooo:rsid="003b4e50"/>
    </style:style>
    <style:style style:name="T129" style:family="text">
      <style:text-properties officeooo:rsid="0043121f"/>
    </style:style>
    <style:style style:name="T1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72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73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174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175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176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177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178" style:family="text">
      <style:text-properties fo:font-style="normal" style:text-underline-style="none" fo:font-weight="bold" officeooo:rsid="01408f03" style:font-style-asian="normal" style:font-weight-asian="bold" style:font-style-complex="normal" style:font-weight-complex="bold"/>
    </style:style>
    <style:style style:name="T179" style:family="text">
      <style:text-properties fo:font-style="normal" style:text-underline-style="none" style:font-style-asian="normal" style:font-style-complex="normal"/>
    </style:style>
    <style:style style:name="T180" style:family="text">
      <style:text-properties fo:font-style="normal" style:text-underline-style="none" officeooo:rsid="00a8a4b1" style:font-style-asian="normal" style:font-style-complex="normal"/>
    </style:style>
    <style:style style:name="T181" style:family="text">
      <style:text-properties fo:font-style="normal" style:text-underline-style="none" officeooo:rsid="00ba4170" style:font-style-asian="normal" style:font-style-complex="normal"/>
    </style:style>
    <style:style style:name="T182" style:family="text">
      <style:text-properties fo:font-style="normal" style:text-underline-style="none" officeooo:rsid="00b1e303" style:font-style-asian="normal" style:font-style-complex="normal"/>
    </style:style>
    <style:style style:name="T183" style:family="text">
      <style:text-properties fo:font-style="normal" style:text-underline-style="none" officeooo:rsid="00baae4f" style:font-style-asian="normal" style:font-style-complex="normal"/>
    </style:style>
    <style:style style:name="T184" style:family="text">
      <style:text-properties fo:font-style="normal" style:text-underline-style="none" officeooo:rsid="00bbbf73" style:font-style-asian="normal" style:font-style-complex="normal"/>
    </style:style>
    <style:style style:name="T185" style:family="text">
      <style:text-properties fo:font-style="normal" style:text-underline-style="none" officeooo:rsid="00be4749" style:font-style-asian="normal" style:font-style-complex="normal"/>
    </style:style>
    <style:style style:name="T186" style:family="text">
      <style:text-properties fo:font-style="normal" style:text-underline-style="none" officeooo:rsid="00d139a0" style:font-style-asian="normal" style:font-style-complex="normal"/>
    </style:style>
    <style:style style:name="T187" style:family="text">
      <style:text-properties fo:font-style="normal" style:text-underline-style="none" officeooo:rsid="00d1487d" style:font-style-asian="normal" style:font-style-complex="normal"/>
    </style:style>
    <style:style style:name="T188" style:family="text">
      <style:text-properties fo:font-style="normal" style:text-underline-style="none" officeooo:rsid="00d2fc06" style:font-style-asian="normal" style:font-style-complex="normal"/>
    </style:style>
    <style:style style:name="T189" style:family="text">
      <style:text-properties fo:font-style="normal" style:text-underline-style="none" officeooo:rsid="00d40111" style:font-style-asian="normal" style:font-style-complex="normal"/>
    </style:style>
    <style:style style:name="T190" style:family="text">
      <style:text-properties fo:font-style="normal" style:text-underline-style="none" officeooo:rsid="00d4c5ce" style:font-style-asian="normal" style:font-style-complex="normal"/>
    </style:style>
    <style:style style:name="T191" style:family="text">
      <style:text-properties fo:font-style="normal" style:text-underline-style="none" officeooo:rsid="00d708a6" style:font-style-asian="normal" style:font-style-complex="normal"/>
    </style:style>
    <style:style style:name="T192" style:family="text">
      <style:text-properties fo:font-style="normal" style:text-underline-style="none" officeooo:rsid="00d77d7d" style:font-style-asian="normal" style:font-style-complex="normal"/>
    </style:style>
    <style:style style:name="T193" style:family="text">
      <style:text-properties fo:font-style="normal" style:text-underline-style="none" officeooo:rsid="00d83381" style:font-style-asian="normal" style:font-style-complex="normal"/>
    </style:style>
    <style:style style:name="T194" style:family="text">
      <style:text-properties fo:font-style="normal" style:text-underline-style="none" officeooo:rsid="00d75809" style:font-style-asian="normal" style:font-style-complex="normal"/>
    </style:style>
    <style:style style:name="T195" style:family="text">
      <style:text-properties fo:font-style="normal" style:text-underline-style="none" officeooo:rsid="00dd6c8d" style:font-style-asian="normal" style:font-style-complex="normal"/>
    </style:style>
    <style:style style:name="T196" style:family="text">
      <style:text-properties fo:font-style="normal" style:text-underline-style="none" officeooo:rsid="00dedcd7" style:font-style-asian="normal" style:font-style-complex="normal"/>
    </style:style>
    <style:style style:name="T197" style:family="text">
      <style:text-properties fo:font-style="normal" style:text-underline-style="none" officeooo:rsid="00beb82f" style:font-style-asian="normal" style:font-style-complex="normal"/>
    </style:style>
    <style:style style:name="T198" style:family="text">
      <style:text-properties fo:font-style="normal" style:text-underline-style="none" officeooo:rsid="00e4290b" style:font-style-asian="normal" style:font-style-complex="normal"/>
    </style:style>
    <style:style style:name="T199" style:family="text">
      <style:text-properties fo:font-style="normal" style:text-underline-style="none" officeooo:rsid="00eb50e0" style:font-style-asian="normal" style:font-style-complex="normal"/>
    </style:style>
    <style:style style:name="T200" style:family="text">
      <style:text-properties fo:font-style="normal" style:text-underline-style="none" officeooo:rsid="00d9c9e4" style:font-style-asian="normal" style:font-style-complex="normal"/>
    </style:style>
    <style:style style:name="T201" style:family="text">
      <style:text-properties fo:font-style="normal" style:text-underline-style="none" officeooo:rsid="00ec1e8c" style:font-style-asian="normal" style:font-style-complex="normal"/>
    </style:style>
    <style:style style:name="T202" style:family="text">
      <style:text-properties fo:font-style="normal" style:text-underline-style="none" officeooo:rsid="00f0f7f8" style:font-style-asian="normal" style:font-style-complex="normal"/>
    </style:style>
    <style:style style:name="T203" style:family="text">
      <style:text-properties fo:font-style="normal" style:text-underline-style="none" officeooo:rsid="00f2503e" style:font-style-asian="normal" style:font-style-complex="normal"/>
    </style:style>
    <style:style style:name="T204" style:family="text">
      <style:text-properties fo:font-style="normal" style:text-underline-style="none" officeooo:rsid="00f5260b" style:font-style-asian="normal" style:font-style-complex="normal"/>
    </style:style>
    <style:style style:name="T205" style:family="text">
      <style:text-properties fo:font-style="normal" style:text-underline-style="none" officeooo:rsid="00f55bb2" style:font-style-asian="normal" style:font-style-complex="normal"/>
    </style:style>
    <style:style style:name="T206" style:family="text">
      <style:text-properties fo:font-style="normal" style:text-underline-style="none" officeooo:rsid="00f74e17" style:font-style-asian="normal" style:font-style-complex="normal"/>
    </style:style>
    <style:style style:name="T207" style:family="text">
      <style:text-properties fo:font-style="normal" style:text-underline-style="none" officeooo:rsid="00fbef0d" style:font-style-asian="normal" style:font-style-complex="normal"/>
    </style:style>
    <style:style style:name="T208" style:family="text">
      <style:text-properties fo:font-style="normal" style:text-underline-style="none" officeooo:rsid="00fde6f2" style:font-style-asian="normal" style:font-style-complex="normal"/>
    </style:style>
    <style:style style:name="T209" style:family="text">
      <style:text-properties fo:font-style="normal" style:text-underline-style="none" officeooo:rsid="010185dc" style:font-style-asian="normal" style:font-style-complex="normal"/>
    </style:style>
    <style:style style:name="T210" style:family="text">
      <style:text-properties fo:font-style="normal" style:text-underline-style="none" officeooo:rsid="0103be48" style:font-style-asian="normal" style:font-style-complex="normal"/>
    </style:style>
    <style:style style:name="T211" style:family="text">
      <style:text-properties fo:font-style="normal" style:text-underline-style="none" officeooo:rsid="010c486e" style:font-style-asian="normal" style:font-style-complex="normal"/>
    </style:style>
    <style:style style:name="T212" style:family="text">
      <style:text-properties fo:font-style="normal" style:text-underline-style="none" officeooo:rsid="010db770" style:font-style-asian="normal" style:font-style-complex="normal"/>
    </style:style>
    <style:style style:name="T213" style:family="text">
      <style:text-properties fo:font-style="normal" style:text-underline-style="none" officeooo:rsid="011cabfd" style:font-style-asian="normal" style:font-style-complex="normal"/>
    </style:style>
    <style:style style:name="T214" style:family="text">
      <style:text-properties fo:font-style="normal" style:text-underline-style="none" officeooo:rsid="011d9595" style:font-style-asian="normal" style:font-style-complex="normal"/>
    </style:style>
    <style:style style:name="T215" style:family="text">
      <style:text-properties fo:font-style="normal" style:text-underline-style="none" officeooo:rsid="011fc384" style:font-style-asian="normal" style:font-style-complex="normal"/>
    </style:style>
    <style:style style:name="T216" style:family="text">
      <style:text-properties fo:font-style="normal" style:text-underline-style="none" officeooo:rsid="012dfde8" style:font-style-asian="normal" style:font-style-complex="normal"/>
    </style:style>
    <style:style style:name="T217" style:family="text">
      <style:text-properties fo:font-style="normal" style:text-underline-style="none" officeooo:rsid="0130fd48" style:font-style-asian="normal" style:font-style-complex="normal"/>
    </style:style>
    <style:style style:name="T218" style:family="text">
      <style:text-properties fo:font-style="normal" style:text-underline-style="none" officeooo:rsid="013282b3" style:font-style-asian="normal" style:font-style-complex="normal"/>
    </style:style>
    <style:style style:name="T219" style:family="text">
      <style:text-properties fo:font-style="normal" style:text-underline-style="none" officeooo:rsid="013401b3" style:font-style-asian="normal" style:font-style-complex="normal"/>
    </style:style>
    <style:style style:name="T220" style:family="text">
      <style:text-properties fo:font-style="normal" style:text-underline-style="none" officeooo:rsid="013a8584" style:font-style-asian="normal" style:font-style-complex="normal"/>
    </style:style>
    <style:style style:name="T221" style:family="text">
      <style:text-properties fo:font-style="normal" style:text-underline-style="none" officeooo:rsid="013f3c54" style:font-style-asian="normal" style:font-style-complex="normal"/>
    </style:style>
    <style:style style:name="T222" style:family="text">
      <style:text-properties fo:font-style="normal" style:text-underline-style="none" officeooo:rsid="013e347a" style:font-style-asian="normal" style:font-style-complex="normal"/>
    </style:style>
    <style:style style:name="T223" style:family="text">
      <style:text-properties fo:font-style="normal" style:text-underline-style="none" officeooo:rsid="01408f03" style:font-style-asian="normal" style:font-style-complex="normal"/>
    </style:style>
    <style:style style:name="T224" style:family="text">
      <style:text-properties fo:font-style="normal" style:text-underline-style="none" officeooo:rsid="013cc971" style:font-style-asian="normal" style:font-style-complex="normal"/>
    </style:style>
    <style:style style:name="T225" style:family="text">
      <style:text-properties fo:font-style="normal" style:text-underline-style="none" officeooo:rsid="0150aafa" style:font-style-asian="normal" style:font-style-complex="normal"/>
    </style:style>
    <style:style style:name="T226" style:family="text">
      <style:text-properties fo:font-style="normal" style:text-underline-style="none" officeooo:rsid="0152f194" style:font-style-asian="normal" style:font-style-complex="normal"/>
    </style:style>
    <style:style style:name="T227" style:family="text">
      <style:text-properties fo:font-style="normal" style:text-underline-style="none" officeooo:rsid="0157e2d4" style:font-style-asian="normal" style:font-style-complex="normal"/>
    </style:style>
    <style:style style:name="T228" style:family="text">
      <style:text-properties fo:font-style="normal" style:text-underline-style="none" officeooo:rsid="015c452a" style:font-style-asian="normal" style:font-style-complex="normal"/>
    </style:style>
    <style:style style:name="T229" style:family="text">
      <style:text-properties fo:font-style="normal" style:text-underline-style="none" officeooo:rsid="0176ee1b" style:font-style-asian="normal" style:font-style-complex="normal"/>
    </style:style>
    <style:style style:name="T230" style:family="text">
      <style:text-properties fo:font-style="normal" style:font-style-asian="normal" style:font-style-complex="normal"/>
    </style:style>
    <style:style style:name="T231" style:family="text">
      <style:text-properties fo:font-style="normal" officeooo:rsid="00524926" style:font-style-asian="normal" style:font-style-complex="normal"/>
    </style:style>
    <style:style style:name="T232" style:family="text">
      <style:text-properties fo:font-style="normal" officeooo:rsid="0033fbdf" style:font-style-asian="normal" style:font-style-complex="normal"/>
    </style:style>
    <style:style style:name="T233" style:family="text">
      <style:text-properties fo:font-style="normal" officeooo:rsid="0034ed8b" style:font-style-asian="normal" style:font-style-complex="normal"/>
    </style:style>
    <style:style style:name="T234" style:family="text">
      <style:text-properties fo:font-style="normal" officeooo:rsid="0052a33a" style:font-style-asian="normal" style:font-style-complex="normal"/>
    </style:style>
    <style:style style:name="T235" style:family="text">
      <style:text-properties fo:font-style="normal" officeooo:rsid="0012a0dc" style:font-style-asian="normal" style:font-style-complex="normal"/>
    </style:style>
    <style:style style:name="T236" style:family="text">
      <style:text-properties fo:font-style="normal" officeooo:rsid="005aa0ca" style:font-style-asian="normal" style:font-style-complex="normal"/>
    </style:style>
    <style:style style:name="T237" style:family="text">
      <style:text-properties fo:font-style="normal" officeooo:rsid="0092f82d" style:font-style-asian="normal" style:font-style-complex="normal"/>
    </style:style>
    <style:style style:name="T238" style:family="text">
      <style:text-properties fo:font-style="normal" officeooo:rsid="00c6421c" style:font-style-asian="normal" style:font-style-complex="normal"/>
    </style:style>
    <style:style style:name="T239" style:family="text">
      <style:text-properties fo:font-style="normal" officeooo:rsid="00cc5bce" style:font-style-asian="normal" style:font-style-complex="normal"/>
    </style:style>
    <style:style style:name="T240" style:family="text">
      <style:text-properties fo:font-style="normal" officeooo:rsid="0106c767" style:font-style-asian="normal" style:font-style-complex="normal"/>
    </style:style>
    <style:style style:name="T241" style:family="text">
      <style:text-properties fo:font-style="normal" officeooo:rsid="00ce5fa1" style:font-style-asian="normal" style:font-style-complex="normal"/>
    </style:style>
    <style:style style:name="T242" style:family="text">
      <style:text-properties fo:font-style="normal" officeooo:rsid="0164a6ee" style:font-style-asian="normal" style:font-style-complex="normal"/>
    </style:style>
    <style:style style:name="T243" style:family="text">
      <style:text-properties fo:font-style="normal" officeooo:rsid="0168d8d5" style:font-style-asian="normal" style:font-style-complex="normal"/>
    </style:style>
    <style:style style:name="T244" style:family="text">
      <style:text-properties fo:font-style="normal" officeooo:rsid="0179221f" style:font-style-asian="normal" style:font-style-complex="normal"/>
    </style:style>
    <style:style style:name="T245" style:family="text">
      <style:text-properties fo:font-style="normal" officeooo:rsid="017941db" style:font-style-asian="normal" style:font-style-complex="normal"/>
    </style:style>
    <style:style style:name="T246" style:family="text">
      <style:text-properties fo:font-style="normal" officeooo:rsid="017a7161" style:font-style-asian="normal" style:font-style-complex="normal"/>
    </style:style>
    <style:style style:name="T247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248" style:family="text">
      <style:text-properties officeooo:rsid="004d4d0b"/>
    </style:style>
    <style:style style:name="T249" style:family="text">
      <style:text-properties officeooo:rsid="0013268f"/>
    </style:style>
    <style:style style:name="T250" style:family="text">
      <style:text-properties officeooo:rsid="004f4350"/>
    </style:style>
    <style:style style:name="T251" style:family="text">
      <style:text-properties officeooo:rsid="00501b3c"/>
    </style:style>
    <style:style style:name="T252" style:family="text">
      <style:text-properties officeooo:rsid="00147dd9"/>
    </style:style>
    <style:style style:name="T253" style:family="text">
      <style:text-properties officeooo:rsid="005521a3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f7223" style:font-weight-asian="bold" style:font-weight-complex="bold"/>
    </style:style>
    <style:style style:name="T256" style:family="text">
      <style:text-properties officeooo:rsid="005b5f51"/>
    </style:style>
    <style:style style:name="T257" style:family="text">
      <style:text-properties officeooo:rsid="005d12fa"/>
    </style:style>
    <style:style style:name="T258" style:family="text">
      <style:text-properties officeooo:rsid="003cb407"/>
    </style:style>
    <style:style style:name="T259" style:family="text">
      <style:text-properties officeooo:rsid="005f7223"/>
    </style:style>
    <style:style style:name="T260" style:family="text">
      <style:text-properties officeooo:rsid="006317f8"/>
    </style:style>
    <style:style style:name="T261" style:family="text">
      <style:text-properties officeooo:rsid="00672a68"/>
    </style:style>
    <style:style style:name="T262" style:family="text">
      <style:text-properties style:text-underline-style="none"/>
    </style:style>
    <style:style style:name="T263" style:family="text">
      <style:text-properties style:text-underline-style="none" fo:font-weight="normal" style:font-weight-asian="normal" style:font-weight-complex="normal"/>
    </style:style>
    <style:style style:name="T264" style:family="text">
      <style:text-properties style:text-underline-style="none" fo:font-weight="normal" officeooo:rsid="00721e09" style:font-weight-asian="normal" style:font-weight-complex="normal"/>
    </style:style>
    <style:style style:name="T265" style:family="text">
      <style:text-properties style:text-underline-style="none" fo:font-weight="normal" officeooo:rsid="00722a19" style:font-weight-asian="normal" style:font-weight-complex="normal"/>
    </style:style>
    <style:style style:name="T266" style:family="text">
      <style:text-properties style:text-underline-style="none" fo:font-weight="normal" officeooo:rsid="006a9ead" style:font-weight-asian="normal" style:font-weight-complex="normal"/>
    </style:style>
    <style:style style:name="T267" style:family="text">
      <style:text-properties style:text-underline-style="none" fo:font-weight="normal" officeooo:rsid="008d7148" style:font-weight-asian="normal" style:font-weight-complex="normal"/>
    </style:style>
    <style:style style:name="T268" style:family="text">
      <style:text-properties style:text-underline-style="none" fo:font-weight="normal" officeooo:rsid="00a639f7" style:font-weight-asian="normal" style:font-weight-complex="normal"/>
    </style:style>
    <style:style style:name="T269" style:family="text">
      <style:text-properties style:text-underline-style="none" fo:font-weight="normal" officeooo:rsid="00a69bec" style:font-weight-asian="normal" style:font-weight-complex="normal"/>
    </style:style>
    <style:style style:name="T270" style:family="text">
      <style:text-properties style:text-underline-style="none" fo:font-weight="normal" officeooo:rsid="009e29ef" style:font-weight-asian="normal" style:font-weight-complex="normal"/>
    </style:style>
    <style:style style:name="T271" style:family="text">
      <style:text-properties style:text-underline-style="none" fo:font-weight="normal" officeooo:rsid="00a75993" style:font-weight-asian="normal" style:font-weight-complex="normal"/>
    </style:style>
    <style:style style:name="T272" style:family="text">
      <style:text-properties style:text-underline-style="none" fo:font-weight="normal" officeooo:rsid="00e7b674" style:font-weight-asian="normal" style:font-weight-complex="normal"/>
    </style:style>
    <style:style style:name="T273" style:family="text">
      <style:text-properties style:text-underline-style="none" fo:font-weight="bold" style:font-weight-asian="bold" style:font-weight-complex="bold"/>
    </style:style>
    <style:style style:name="T274" style:family="text">
      <style:text-properties style:text-underline-style="none" fo:font-weight="bold" officeooo:rsid="00a75993" style:font-weight-asian="bold" style:font-weight-complex="bold"/>
    </style:style>
    <style:style style:name="T275" style:family="text">
      <style:text-properties style:text-underline-style="none" fo:font-weight="bold" officeooo:rsid="013013d9" style:font-weight-asian="bold" style:font-weight-complex="bold"/>
    </style:style>
    <style:style style:name="T276" style:family="text">
      <style:text-properties style:text-underline-style="none" fo:font-weight="bold" officeooo:rsid="01408f03" style:font-weight-asian="bold" style:font-weight-complex="bold"/>
    </style:style>
    <style:style style:name="T277" style:family="text">
      <style:text-properties style:text-underline-style="none" officeooo:rsid="00a639f7"/>
    </style:style>
    <style:style style:name="T278" style:family="text">
      <style:text-properties style:text-underline-style="none" officeooo:rsid="00bbbf73"/>
    </style:style>
    <style:style style:name="T279" style:family="text">
      <style:text-properties style:text-underline-style="none" officeooo:rsid="00d40111"/>
    </style:style>
    <style:style style:name="T280" style:family="text">
      <style:text-properties style:text-underline-style="none" officeooo:rsid="00d708a6"/>
    </style:style>
    <style:style style:name="T281" style:family="text">
      <style:text-properties style:text-underline-style="none" officeooo:rsid="00d5826a"/>
    </style:style>
    <style:style style:name="T282" style:family="text">
      <style:text-properties style:text-underline-style="none" officeooo:rsid="00d9c9e4"/>
    </style:style>
    <style:style style:name="T283" style:family="text">
      <style:text-properties style:text-underline-style="none" officeooo:rsid="00ec1e8c"/>
    </style:style>
    <style:style style:name="T284" style:family="text">
      <style:text-properties style:text-underline-style="none" officeooo:rsid="00fde6f2"/>
    </style:style>
    <style:style style:name="T285" style:family="text">
      <style:text-properties style:text-underline-style="none" officeooo:rsid="0123bb39"/>
    </style:style>
    <style:style style:name="T286" style:family="text">
      <style:text-properties style:text-underline-style="none" officeooo:rsid="013013d9"/>
    </style:style>
    <style:style style:name="T287" style:family="text">
      <style:text-properties style:text-underline-style="none" officeooo:rsid="0137af9f"/>
    </style:style>
    <style:style style:name="T288" style:family="text">
      <style:text-properties style:text-underline-style="none" officeooo:rsid="013282b3"/>
    </style:style>
    <style:style style:name="T289" style:family="text">
      <style:text-properties style:text-underline-style="none" officeooo:rsid="01408f03"/>
    </style:style>
    <style:style style:name="T290" style:family="text">
      <style:text-properties style:text-underline-style="none" officeooo:rsid="01416cb6"/>
    </style:style>
    <style:style style:name="T291" style:family="text">
      <style:text-properties style:text-underline-style="none" officeooo:rsid="01435f2a"/>
    </style:style>
    <style:style style:name="T292" style:family="text">
      <style:text-properties style:text-underline-style="none" officeooo:rsid="015f15fe"/>
    </style:style>
    <style:style style:name="T293" style:family="text">
      <style:text-properties officeooo:rsid="0071f6b3"/>
    </style:style>
    <style:style style:name="T294" style:family="text">
      <style:text-properties officeooo:rsid="00722a19"/>
    </style:style>
    <style:style style:name="T295" style:family="text">
      <style:text-properties officeooo:rsid="007477e8"/>
    </style:style>
    <style:style style:name="T296" style:family="text">
      <style:text-properties officeooo:rsid="0081154c"/>
    </style:style>
    <style:style style:name="T297" style:family="text">
      <style:text-properties officeooo:rsid="0082538a"/>
    </style:style>
    <style:style style:name="T298" style:family="text">
      <style:text-properties officeooo:rsid="00838393"/>
    </style:style>
    <style:style style:name="T299" style:family="text">
      <style:text-properties officeooo:rsid="008a06de"/>
    </style:style>
    <style:style style:name="T300" style:family="text">
      <style:text-properties officeooo:rsid="00937b11"/>
    </style:style>
    <style:style style:name="T301" style:family="text">
      <style:text-properties officeooo:rsid="0093b191"/>
    </style:style>
    <style:style style:name="T302" style:family="text">
      <style:text-properties officeooo:rsid="00b502cc"/>
    </style:style>
    <style:style style:name="T303" style:family="text">
      <style:text-properties officeooo:rsid="00ba4170"/>
    </style:style>
    <style:style style:name="T304" style:family="text">
      <style:text-properties officeooo:rsid="00bbbf73"/>
    </style:style>
    <style:style style:name="T305" style:family="text">
      <style:text-properties officeooo:rsid="00bd3f9d"/>
    </style:style>
    <style:style style:name="T306" style:family="text">
      <style:text-properties officeooo:rsid="00beb82f"/>
    </style:style>
    <style:style style:name="T307" style:family="text">
      <style:text-properties officeooo:rsid="00c2a166"/>
    </style:style>
    <style:style style:name="T308" style:family="text">
      <style:text-properties officeooo:rsid="00c7406f"/>
    </style:style>
    <style:style style:name="T309" style:family="text">
      <style:text-properties officeooo:rsid="00c93592"/>
    </style:style>
    <style:style style:name="T310" style:family="text">
      <style:text-properties officeooo:rsid="00ce5fa1"/>
    </style:style>
    <style:style style:name="T311" style:family="text">
      <style:text-properties officeooo:rsid="00cf9e9f"/>
    </style:style>
    <style:style style:name="T312" style:family="text">
      <style:text-properties officeooo:rsid="00d83381"/>
    </style:style>
    <style:style style:name="T313" style:family="text">
      <style:text-properties officeooo:rsid="00e09913"/>
    </style:style>
    <style:style style:name="T314" style:family="text">
      <style:text-properties officeooo:rsid="00ed9297"/>
    </style:style>
    <style:style style:name="T315" style:family="text">
      <style:text-properties officeooo:rsid="00ef4875"/>
    </style:style>
    <style:style style:name="T316" style:family="text">
      <style:text-properties officeooo:rsid="00f0f7f8"/>
    </style:style>
    <style:style style:name="T317" style:family="text">
      <style:text-properties officeooo:rsid="00f5260b"/>
    </style:style>
    <style:style style:name="T318" style:family="text">
      <style:text-properties officeooo:rsid="00fde6f2"/>
    </style:style>
    <style:style style:name="T319" style:family="text">
      <style:text-properties officeooo:rsid="010185dc"/>
    </style:style>
    <style:style style:name="T320" style:family="text">
      <style:text-properties officeooo:rsid="01023882"/>
    </style:style>
    <style:style style:name="T321" style:family="text">
      <style:text-properties officeooo:rsid="01095847"/>
    </style:style>
    <style:style style:name="T322" style:family="text">
      <style:text-properties officeooo:rsid="010f422a"/>
    </style:style>
    <style:style style:name="T323" style:family="text">
      <style:text-properties officeooo:rsid="01113d34"/>
    </style:style>
    <style:style style:name="T324" style:family="text">
      <style:text-properties officeooo:rsid="011bd541"/>
    </style:style>
    <style:style style:name="T32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26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327" style:family="text">
      <style:text-properties officeooo:rsid="0152f194"/>
    </style:style>
    <style:style style:name="T328" style:family="text">
      <style:text-properties officeooo:rsid="016860b9"/>
    </style:style>
    <style:style style:name="T329" style:family="text">
      <style:text-properties officeooo:rsid="01758a0f"/>
    </style:style>
    <style:style style:name="T330" style:family="text">
      <style:text-properties officeooo:rsid="0176ee1b"/>
    </style:style>
    <style:style style:name="T331" style:family="text">
      <style:text-properties officeooo:rsid="0179221f"/>
    </style:style>
    <style:style style:name="T332" style:family="text">
      <style:text-properties officeooo:rsid="017941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53">А</text:span>нглийско<text:span text:style-name="T253">е</text:span> предложени<text:span text:style-name="T253">е</text:span></text:p>
      <text:p text:style-name="P1"/>
      <text:p text:style-name="P222"><text:span text:style-name="T249">Слова </text:span><text:span text:style-name="T250">в предложении </text:span><text:span text:style-name="T249">делятся на </text:span><text:span text:style-name="T321">две</text:span><text:span text:style-name="T249"> смысловые группы:</text:span></text:p>
      <text:list xml:id="list504005941" text:style-name="L1">
        <text:list-item>
          <text:p text:style-name="P315">главные члены предложения — <text:span text:style-name="T297">это </text:span>подлежащее и сказуемое;</text:p>
        </text:list-item>
        <text:list-item>
          <text:p text:style-name="P315">второстепенные члены предложения — определение, дополнение и обстоятельтсво.</text:p>
        </text:list-item>
      </text:list>
      <text:p text:style-name="P81"/>
      <text:p text:style-name="P255">Подлежащее — эт<text:span text:style-name="T329">о</text:span> автор действия (существительное в именительном падеже).</text:p>
      <text:p text:style-name="P255">Сказуемое — это действие совершенное автором (т. е. глагол).</text:p>
      <text:p text:style-name="P79"/>
      <text:p text:style-name="P270"><text:span text:style-name="T35">С</text:span><text:span text:style-name="T36">казуемое </text:span><text:span text:style-name="T35">п</text:span><text:span text:style-name="T36">очти всегда делится на </text:span><text:span text:style-name="T37">две</text:span><text:span text:style-name="T36"> части: </text:span><text:span text:style-name="T38">на </text:span><text:span text:style-name="T36">вспомогательный </text:span><text:span text:style-name="T39">глагол </text:span><text:span text:style-name="T36">и смысловой.</text:span></text:p>
      <text:p text:style-name="P244"><text:span text:style-name="T123">Вспомогательный глагол не переводится. Он </text:span><text:span text:style-name="T124">сообщает</text:span><text:span text:style-name="T123"> о том, в каком времени нужно переводить смысловой. Смысловой глогол передает суть действия.</text:span></text:p>
      <text:p text:style-name="P244"/>
      <text:p text:style-name="P243">Смысловой глагол имеет несколько форм:</text:p>
      <text:list xml:id="list4103556656" text:style-name="L2">
        <text:list-item>
          <text:p text:style-name="P316">начальная форма (инфинитив) — форма глагола, как в словаре (с частицей to);</text:p>
        </text:list-item>
        <text:list-item>
          <text:p text:style-name="P317">с окончанием <text:span text:style-name="T63">-s (-es)</text:span> — в утверждениях Present Simple после <text:span text:style-name="T63">he/she/it</text:span>;</text:p>
        </text:list-item>
        <text:list-item>
          <text:p text:style-name="P316">с окончанием <text:span text:style-name="T63">-ing</text:span> (причастие) — в основном для образования Present Continuous;</text:p>
        </text:list-item>
        <text:list-item>
          <text:p text:style-name="P318">2я форма <text:span text:style-name="T313">(с окончанием </text:span><text:span text:style-name="T69">-ed</text:span><text:span text:style-name="T313">)</text:span> — для образования Past Simple;</text:p>
        </text:list-item>
        <text:list-item>
          <text:p text:style-name="P319">3я форма (прошедшее причастие) — для времен группы Perfect и пассивного залога .</text:p>
        </text:list-item>
      </text:list>
      <text:p text:style-name="P82"/>
      <text:p text:style-name="P80">Дополнение — это то, на что направлено действие. Оно выражено существительным, </text:p>
      <text:p text:style-name="P80">перед которым может стоять предлог или глаголом, перед которым может стоять частица <text:span text:style-name="T63">to</text:span><text:span text:style-name="T146">. <text:s/></text:span>Обычно оно стоит в конце предложения, но иногда может быть в начале.</text:p>
      <text:p text:style-name="P79"/>
      <text:p text:style-name="P83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79"/>
      <text:p text:style-name="P218"><text:span text:style-name="T252">В английском </text:span><text:span text:style-name="T253">языке</text:span><text:span text:style-name="T252"> не бывает предложений без подлежащего и сказуемого.</text:span></text:p>
      <text:p text:style-name="P257">Исключение составляют разговорные фразы: <text:span text:style-name="T63">nice to meet you</text:span> и пр.</text:p>
      <text:p text:style-name="P2"/>
      <text:p text:style-name="P86"><text:span text:style-name="T307">Порядок слов в у</text:span>тведрдительны<text:span text:style-name="T307">х</text:span> и отрицательны<text:span text:style-name="T307">х</text:span> предложения<text:span text:style-name="T307">х</text:span>:</text:p>
      <text:list xml:id="list1624046550" text:style-name="L3">
        <text:list-item>
          <text:p text:style-name="P320"><text:span text:style-name="T14">подлежащее</text:span><text:span text:style-name="T1">;</text:span></text:p>
        </text:list-item>
        <text:list-item>
          <text:p text:style-name="P320"><text:span text:style-name="T18">сказуемое</text:span><text:span text:style-name="T2">;</text:span></text:p>
        </text:list-item>
        <text:list-item>
          <text:p text:style-name="P321"><text:span text:style-name="T9">дополнение</text:span>;</text:p>
        </text:list-item>
        <text:list-item>
          <text:p text:style-name="P321"><text:span text:style-name="T11">обстоятельство</text:span>.</text:p>
        </text:list-item>
      </text:list>
      <text:p text:style-name="P11"/>
      <text:p text:style-name="P12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2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3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1"/>
      <text:p text:style-name="P97"><text:span text:style-name="T307">Порядок слов в в</text:span>опросительны<text:span text:style-name="T307">х</text:span> предложения<text:span text:style-name="T307">х</text:span>:</text:p>
      <text:list xml:id="list2841442728" text:style-name="L4">
        <text:list-item>
          <text:p text:style-name="P327"><text:span text:style-name="T25">вопросительное слово</text:span>;</text:p>
        </text:list-item>
        <text:list-item>
          <text:p text:style-name="P327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327"><text:span text:style-name="T13">подлежащее</text:span>;</text:p>
        </text:list-item>
        <text:list-item>
          <text:p text:style-name="P327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327"><text:span text:style-name="T9">дополнение</text:span>;</text:p>
        </text:list-item>
        <text:list-item>
          <text:p text:style-name="P327"><text:span text:style-name="T11">обстоятельство</text:span>.</text:p>
        </text:list-item>
      </text:list>
      <text:p text:style-name="P217"/>
      <text:p text:style-name="P14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122">—</text:span> Что ты здесь делаешь?</text:p>
      <text:p text:style-name="P219"><text:span text:style-name="T4">Do</text:span><text:span text:style-name="T63"> </text:span><text:span text:style-name="T15">you</text:span><text:span text:style-name="T63"> </text:span><text:span text:style-name="T20">want</text:span><text:span text:style-name="T10"> to live </text:span><text:span text:style-name="T12">in Spain</text:span><text:span text:style-name="T63">? — Ты хочешь жить в Испании?</text:span></text:p>
      <text:p text:style-name="P252"><text:soft-page-break/><text:span text:style-name="T235">Вопрос не всегда бывает полным, какого-то элемента может не быть, </text:span><text:span text:style-name="T236">но при этом всегда </text:span></text:p>
      <text:p text:style-name="P85">есть подлежащие и вспомогательный глагол.</text:p>
      <text:p text:style-name="P84"/>
      <text:p text:style-name="P233"><text:span text:style-name="T149">Общий вопрос начинается со вспомогательного глагола и подразумевает ответ «</text:span><text:span text:style-name="T150">да/нет»</text:span><text:span text:style-name="T149">.</text:span></text:p>
      <text:p text:style-name="P100"/>
      <text:p text:style-name="P233"><text:span text:style-name="T135">Чтобы коротко ответить на </text:span><text:span text:style-name="T136">такой </text:span><text:span text:style-name="T135">вопрос, недостаточно просто написать </text:span><text:span text:style-name="T98">yes/no</text:span><text:span text:style-name="T135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09"/>
      <text:p text:style-name="P46"><text:span text:style-name="T254">Do you play</text:span> the piano? <text:span text:style-name="T122">—</text:span> Yes, <text:span text:style-name="T255">I do</text:span><text:span text:style-name="T259">.</text:span></text:p>
      <text:p text:style-name="P46"><text:span text:style-name="T255">Does Rita play</text:span><text:span text:style-name="T259"> football? </text:span><text:span text:style-name="T122">— </text:span><text:span text:style-name="T259">No, </text:span><text:span text:style-name="T255">she doesn`t</text:span><text:span text:style-name="T259">.</text:span> </text:p>
      <text:p text:style-name="P46"/>
      <text:p text:style-name="P101"><text:span text:style-name="T258">Специальный вопрос начинается с вопросительного слова </text:span><text:span text:style-name="T261">или связки</text:span><text:span text:style-name="T258">. </text:span><text:span text:style-name="T260">Он служит, чтобы узнать дополнительную информацию.</text:span><text:span text:style-name="T258"> </text:span><text:span text:style-name="T260">После вопросительного слова обычно стоит существительное: </text:span><text:span text:style-name="T65">What </text:span><text:span text:style-name="T118">car</text:span><text:span text:style-name="T65"> does he have? </text:span><text:span text:style-name="T66">How much </text:span><text:span text:style-name="T119">money</text:span><text:span text:style-name="T66"> dow we have?</text:span></text:p>
      <text:p text:style-name="P46"/>
      <text:p text:style-name="P134">Местоимение <text:span text:style-name="T63">I</text:span> всегда пишется с большой буквы.</text:p>
      <text:p text:style-name="P215">В английском языке всего 2 падежа: именительный и объектный. <text:s/></text:p>
      <text:p text:style-name="P215"/>
      <text:p text:style-name="P241"><text:span text:style-name="T59">В предложениях, которые используют глаголы: </text:span><text:span text:style-name="T121">like, have, enjoy, need</text:span><text:span text:style-name="T58">, </text:span><text:span text:style-name="T59">подлежащие </text:span></text:p>
      <text:p text:style-name="P241"><text:span text:style-name="T59">не переводятся на русский в именительном падеже</text:span><text:span text:style-name="T60">:</text:span></text:p>
      <text:p text:style-name="P211"/>
      <text:p text:style-name="P39"><text:span text:style-name="T26">I l</text:span>ike my job — Мне нравится моя работа (а не «Я нравится моя работа»).</text:p>
      <text:p text:style-name="P39"/>
      <text:p text:style-name="P9"><text:span text:style-name="T315">Настоящее.</text:span> Present</text:p>
      <text:p text:style-name="P206"/>
      <text:p text:style-name="P206">Present Simple (я делаю это сейчас):</text:p>
      <text:p text:style-name="P41">I live in Spain — Я живу в испании (факт).</text:p>
      <text:p text:style-name="P207"/>
      <text:p text:style-name="P206">Present Continuous (я делаю это прямо сейчас):</text:p>
      <text:p text:style-name="P32">I am reading a book — Я читаю книгу (именно сейчас).</text:p>
      <text:p text:style-name="P208"/>
      <text:p text:style-name="P206">Present Perfect (я сделал это ранее, но именно сейчас это важно):</text:p>
      <text:p text:style-name="P40">I have lost the keys — Я потерял ключи (результат).</text:p>
      <text:p text:style-name="P40"/>
      <text:p text:style-name="P206">Present Perfect <text:span text:style-name="T314">Continuous (я делаю это уже какое-то время):</text:span></text:p>
      <text:p text:style-name="P220"><text:span text:style-name="T64">I have been reading for 2 hours — </text:span><text:span text:style-name="T96">Я читаю уже 2 часа</text:span></text:p>
      <text:p text:style-name="P59"/>
      <text:p text:style-name="P135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50"/>
      <text:p text:style-name="P10">Present Simple</text:p>
      <text:p text:style-name="P209"/>
      <text:p text:style-name="P88">Используется чтобы:</text:p>
      <text:list xml:id="list4095221471" text:style-name="L5">
        <text:list-item>
          <text:p text:style-name="P328">сообщить факты настоящего, описать текущую реальность;</text:p>
        </text:list-item>
        <text:list-item>
          <text:p text:style-name="P328">говорить о событиях, которые происходят с какой-то регулярностью.</text:p>
        </text:list-item>
      </text:list>
      <text:p text:style-name="P18"/>
      <text:p text:style-name="P87">В утверждениях глагол используется в 2х вариантах:</text:p>
      <text:list xml:id="list3638194435" text:style-name="L6">
        <text:list-item>
          <text:p text:style-name="P330">без изменений, если подлежащее в первом лице или множеств<text:span text:style-name="T297">ен.</text:span> числе <text:span text:style-name="T63">(</text:span><text:span text:style-name="T70">I</text:span><text:span text:style-name="T63">, </text:span><text:span text:style-name="T70">you</text:span><text:span text:style-name="T63">, </text:span><text:span text:style-name="T70">we,</text:span><text:span text:style-name="T63"> </text:span><text:span text:style-name="T70">they</text:span><text:span text:style-name="T63">)</text:span>;</text:p>
        </text:list-item>
        <text:list-item>
          <text:p text:style-name="P330"><text:span text:style-name="T125">с окончанием </text:span><text:span text:style-name="T71">-s </text:span><text:span text:style-name="T72">(-es)</text:span><text:span text:style-name="T125">, если подлежащ</text:span><text:span text:style-name="T256">ее</text:span><text:span text:style-name="T125"> в третьем лице, единств</text:span><text:span text:style-name="T257">ен</text:span><text:span text:style-name="T297">ном</text:span><text:span text:style-name="T125"> числе </text:span><text:span text:style-name="T71">(</text:span><text:span text:style-name="T70">he</text:span><text:span text:style-name="T71">, </text:span><text:span text:style-name="T70">she</text:span><text:span text:style-name="T71">, </text:span><text:span text:style-name="T70">it</text:span><text:span text:style-name="T71">)</text:span></text:p>
        </text:list-item>
      </text:list>
      <text:p text:style-name="P272"><text:soft-page-break/><text:span text:style-name="T325">I </text:span><text:span text:style-name="T23">live</text:span><text:span text:style-name="T325"> in New York — Я живу в Нью Йорке.</text:span></text:p>
      <text:p text:style-name="P274"><text:span text:style-name="T325">Peter </text:span><text:span text:style-name="T23">work</text:span><text:span text:style-name="T24">s</text:span><text:span text:style-name="T325"> in New York — Питер работает в Нью Йорке;</text:span></text:p>
      <text:p text:style-name="P216"/>
      <text:p text:style-name="P274"><text:span text:style-name="T326">Г</text:span><text:span text:style-name="T241">лагол</text:span><text:span text:style-name="T310"> </text:span><text:span text:style-name="T73">have</text:span><text:span text:style-name="T310"> не пишется с онончанием </text:span><text:span text:style-name="T73">-s</text:span><text:span text:style-name="T310">, а </text:span><text:span text:style-name="T311">преобразуется</text:span><text:span text:style-name="T310"> в </text:span><text:span text:style-name="T73">has</text:span><text:span text:style-name="T310">. </text:span></text:p>
      <text:p text:style-name="P90"/>
      <text:p text:style-name="P90">Окончание <text:span text:style-name="T63">-es</text:span> ставится, если глагол заканчивается: на гласную букву, </text:p>
      <text:p text:style-name="P89">на шипящий звук <text:span text:style-name="T63">(sh, ch)</text:span> <text:span text:style-name="T251">или</text:span> на букву <text:span text:style-name="T63">s/x</text:span>:</text:p>
      <text:list xml:id="list1568788267" text:style-name="L7">
        <text:list-item>
          <text:p text:style-name="P332"><text:span text:style-name="T127">go — </text:span>goes;</text:p>
        </text:list-item>
        <text:list-item>
          <text:p text:style-name="P332"><text:span text:style-name="T127">teach — </text:span>teaches;</text:p>
        </text:list-item>
        <text:list-item>
          <text:p text:style-name="P331"><text:span text:style-name="T127">mix — </text:span><text:span text:style-name="T126">mixes.</text:span></text:p>
        </text:list-item>
      </text:list>
      <text:p text:style-name="P209"/>
      <text:p text:style-name="P92">Если глагол заканчивается на букву y, перед которой согласная, то вместо y </text:p>
      <text:p text:style-name="P91">пишется <text:span text:style-name="T63">i</text:span> <text:span text:style-name="T128">(помимо добавления </text:span><text:span text:style-name="T74">-es</text:span><text:span text:style-name="T128">)</text:span>:</text:p>
      <text:list xml:id="list615896291" text:style-name="L8">
        <text:list-item>
          <text:p text:style-name="P333">fly — flies; </text:p>
        </text:list-item>
        <text:list-item>
          <text:p text:style-name="P333">cry — cries.</text:p>
        </text:list-item>
      </text:list>
      <text:p text:style-name="P209"/>
      <text:p text:style-name="P228"><text:span text:style-name="T231">П</text:span><text:span text:style-name="T232">еред сказуемым часто </text:span><text:span text:style-name="T234">стоят</text:span><text:span text:style-name="T232"> маячки времени </text:span><text:span text:style-name="T240">(</text:span><text:span text:style-name="T232">наречия частности</text:span><text:span text:style-name="T240">)</text:span><text:span text:style-name="T233">:</text:span></text:p>
      <text:list xml:id="list2963619135" text:style-name="L9">
        <text:list-item>
          <text:p text:style-name="P329">always - <text:span text:style-name="T125">всегда</text:span>;</text:p>
        </text:list-item>
        <text:list-item>
          <text:p text:style-name="P329">usually - <text:span text:style-name="T125">обычно</text:span>;</text:p>
        </text:list-item>
        <text:list-item>
          <text:p text:style-name="P329">often - <text:span text:style-name="T125">часто</text:span>;</text:p>
        </text:list-item>
        <text:list-item>
          <text:p text:style-name="P329">sometimes - <text:span text:style-name="T125">иногда</text:span>;</text:p>
        </text:list-item>
        <text:list-item>
          <text:p text:style-name="P329">never — <text:span text:style-name="T125">никогда</text:span>.</text:p>
        </text:list-item>
      </text:list>
      <text:p text:style-name="P19"/>
      <text:p text:style-name="P210"><text:span text:style-name="T63">I </text:span><text:span text:style-name="T120">always</text:span><text:span text:style-name="T63"> wash my hands before eating — Я всегда мою руки перед едой.</text:span></text:p>
      <text:p text:style-name="P209"/>
      <text:p text:style-name="P3">Отрицания в Present Simple</text:p>
      <text:p text:style-name="P3"/>
      <text:p text:style-name="P223"><text:span text:style-name="T133">Использу</text:span><text:span text:style-name="T134">ю</text:span><text:span text:style-name="T133">тся чтобы сказать о том, что что-либо:</text:span></text:p>
      <text:list xml:id="list2717348203" text:style-name="L10">
        <text:list-item>
          <text:p text:style-name="P334">не является фактом настоящего <text:span text:style-name="T257">или истиной</text:span>;</text:p>
        </text:list-item>
        <text:list-item>
          <text:p text:style-name="P334">не происходит с какой-то регулярностью.</text:p>
        </text:list-item>
      </text:list>
      <text:p text:style-name="P214"/>
      <text:p text:style-name="P213">За отрицание отвечает частица <text:span text:style-name="T63">not</text:span>, которая идет в паре со вспомогательным глаголом <text:span text:style-name="T63">do</text:span>.</text:p>
      <text:p text:style-name="P213">Если подлежащее <text:span text:style-name="T63">he/she/it</text:span>, то испольузется <text:span text:style-name="T63">does</text:span>. <text:span text:style-name="T248">Смысловой глагол без изменений.</text:span></text:p>
      <text:p text:style-name="P212"/>
      <text:p text:style-name="P42">People <text:span text:style-name="T3">do </text:span><text:span text:style-name="T28">not</text:span> <text:span text:style-name="T17">live</text:span> in space — Люди не живут в космосе.</text:p>
      <text:p text:style-name="P42">Water <text:span text:style-name="T3">does </text:span><text:span text:style-name="T28">not</text:span> <text:span text:style-name="T17">boil</text:span> at 50 degrees Celsius — Вода не кипит при 50 грудусах.</text:p>
      <text:p text:style-name="P42"/>
      <text:p text:style-name="P224"><text:span text:style-name="T131">Практически всегда </text:span><text:span text:style-name="T99">do/</text:span><text:span text:style-name="T100">does</text:span><text:span text:style-name="T99"> not</text:span><text:span text:style-name="T131"> использу</text:span><text:span text:style-name="T132">е</text:span><text:span text:style-name="T131">тся в сокращении: </text:span></text:p>
      <text:p text:style-name="P43">We don`t drink whisky — Мы не пьем виски.</text:p>
      <text:p text:style-name="P44">He doesn`t drink tea — Он не пьет чай.</text:p>
      <text:p text:style-name="P146"/>
      <text:p text:style-name="P146">Вопросы в Present Simple</text:p>
      <text:p text:style-name="P43"/>
      <text:p text:style-name="P99">Используюся чтобы:</text:p>
      <text:list xml:id="list3307271191" text:style-name="L11">
        <text:list-item>
          <text:p text:style-name="P335">узнать о фактах настоящего;</text:p>
        </text:list-item>
        <text:list-item>
          <text:p text:style-name="P335">о событиях, которые происходят с какой-то регулярностью.</text:p>
        </text:list-item>
      </text:list>
      <text:p text:style-name="P98"/>
      <text:p text:style-name="P98">Вопрос задается с помощью вспомогательного глагола <text:span text:style-name="T63">do/</text:span><text:span text:style-name="T75">does</text:span>, который ставится перед подлежащим. Смысловой глагол без изменений (в начальной форме).</text:p>
      <text:p text:style-name="P221"><text:soft-page-break/><text:span text:style-name="T7">Do</text:span><text:span text:style-name="T130"> you </text:span><text:span text:style-name="T22">like</text:span><text:span text:style-name="T130"> action movies? </text:span><text:span text:style-name="T82">— </text:span><text:span text:style-name="T130">Тебе нравятся экшен фильмы? </text:span></text:p>
      <text:p text:style-name="P45">What books <text:span text:style-name="T3">do</text:span> you <text:span text:style-name="T17">read</text:span>? <text:span text:style-name="T129">—</text:span> Какие книги тебе нравятся?</text:p>
      <text:p text:style-name="P6"/>
      <text:p text:style-name="P6">Глаголы <text:span text:style-name="T295">d</text:span>o и <text:span text:style-name="T295">b</text:span>e <text:span text:style-name="T296">в Present Simple</text:span></text:p>
      <text:p text:style-name="P4"/>
      <text:p text:style-name="P229"><text:span text:style-name="T142">Глагол</text:span><text:span text:style-name="T137"> d</text:span><text:span text:style-name="T138">o </text:span><text:span text:style-name="T139">означает</text:span><text:span text:style-name="T138"> «делать». В предложении </text:span><text:span text:style-name="T142">он</text:span><text:span text:style-name="T138"> может может встречаться несколько раз, </text:span></text:p>
      <text:p text:style-name="P229"><text:span text:style-name="T138">в качестве вспомогательного и смыслового: </text:span><text:span text:style-name="T83">What </text:span><text:span text:style-name="T5">do</text:span><text:span text:style-name="T83"> you </text:span><text:span text:style-name="T21">do</text:span><text:span text:style-name="T83">? </text:span><text:span text:style-name="T84">— </text:span><text:span text:style-name="T83">Что ты делаешь? </text:span></text:p>
      <text:p text:style-name="P55"/>
      <text:p text:style-name="P226"><text:span text:style-name="T101">To </text:span><text:span text:style-name="T102">be</text:span><text:span text:style-name="T137"> — </text:span><text:span text:style-name="T141">это начальная форма глагола</text:span><text:span text:style-name="T137"> «быть». <text:s/></text:span><text:span text:style-name="T142">Он</text:span><text:span text:style-name="T170">а</text:span><text:span text:style-name="T137"> меняется в завис</text:span><text:span text:style-name="T142">имости</text:span><text:span text:style-name="T137"> от подлежащего: </text:span></text:p>
      <text:list xml:id="list2825061383" text:style-name="L12">
        <text:list-item>
          <text:p text:style-name="P367"><text:span text:style-name="T137">a</text:span><text:span text:style-name="T130">m — если подлежащее в первом лице (</text:span><text:span text:style-name="T81">I</text:span><text:span text:style-name="T130">);</text:span></text:p>
        </text:list-item>
        <text:list-item>
          <text:p text:style-name="P336">is — если подлежащее в третьем лице, единственном числе (<text:span text:style-name="T63">he/she/it</text:span>);</text:p>
        </text:list-item>
        <text:list-item>
          <text:p text:style-name="P336">are — если подлежащее во множественном числе (<text:span text:style-name="T63">you/we/they</text:span>).</text:p>
        </text:list-item>
      </text:list>
      <text:p text:style-name="P105"/>
      <text:p text:style-name="P232"><text:span text:style-name="T139">Э</text:span><text:span text:style-name="T143">ти формы </text:span><text:span text:style-name="T147">глагола</text:span><text:span text:style-name="T143"> </text:span><text:span text:style-name="T103">be</text:span><text:span text:style-name="T170"> </text:span><text:span text:style-name="T143">заменяют собой сказуемое в тех </text:span><text:span text:style-name="T144">ситуациях</text:span><text:span text:style-name="T143">, </text:span><text:span text:style-name="T144">когда</text:span><text:span text:style-name="T143"> оно отсутсвует</text:span></text:p>
      <text:p text:style-name="P269"><text:span text:style-name="T148">и помогают привязать предложение ко времени </text:span><text:span text:style-name="T143">(т. к. </text:span><text:span text:style-name="T142">для английского языка </text:span></text:p>
      <text:p text:style-name="P269"><text:span text:style-name="T142">не характерно, когда в предложении нет </text:span><text:span text:style-name="T143">сказуемого).</text:span></text:p>
      <text:p text:style-name="P104"/>
      <text:p text:style-name="P230"><text:span text:style-name="T30">I </text:span><text:span text:style-name="T6">am</text:span><text:span text:style-name="T85"> a doctor — Я (</text:span><text:span text:style-name="T86">есть</text:span><text:span text:style-name="T85">) доктор.</text:span></text:p>
      <text:p text:style-name="P17"><text:span text:style-name="T29">We</text:span><text:span text:style-name="T263"> </text:span><text:span text:style-name="T8">are</text:span><text:span text:style-name="T263"> happy </text:span><text:span text:style-name="T266">— </text:span><text:span text:style-name="T263">Мы (есть) счастливы.</text:span></text:p>
      <text:p text:style-name="P106"/>
      <text:p text:style-name="P117"><text:span text:style-name="T293">Г</text:span>лагол <text:span text:style-name="T76">be</text:span><text:span text:style-name="T293"> </text:span>появляется, когда говорят:</text:p>
      <text:list xml:id="list3872829276" text:style-name="L13">
        <text:list-item>
          <text:p text:style-name="P337">кто человек по профессии <text:span text:style-name="T298">(</text:span><text:span text:style-name="T67">I am a football player</text:span><text:span text:style-name="T68">)</text:span>;</text:p>
        </text:list-item>
        <text:list-item>
          <text:p text:style-name="P337">в каком состоянии человек или объект <text:span text:style-name="T298">(</text:span><text:span text:style-name="T67">This dress is blue</text:span><text:span text:style-name="T68">)</text:span>;</text:p>
        </text:list-item>
        <text:list-item>
          <text:p text:style-name="P337">где находится человек или объект <text:span text:style-name="T298">(</text:span><text:span text:style-name="T67">Molly is in her office now</text:span><text:span text:style-name="T68">)</text:span>;</text:p>
        </text:list-item>
      </text:list>
      <text:p text:style-name="P103"/>
      <text:p text:style-name="P231"><text:span text:style-name="T148">Глагол</text:span><text:span text:style-name="T140"> </text:span><text:span text:style-name="T87">be</text:span><text:span text:style-name="T140"> может использоваться в связке с прилагательным. </text:span><text:span text:style-name="T145">При переводе таких связок можно подобрать отдельный глагол, которого нет в английском.</text:span></text:p>
      <text:p text:style-name="P102"/>
      <text:p text:style-name="P262"><text:span text:style-name="T87">I </text:span><text:span text:style-name="T105">am interested</text:span><text:span text:style-name="T87"> in art — Я</text:span><text:span text:style-name="T88"> </text:span><text:span text:style-name="T106">интересуюсь</text:span><text:span text:style-name="T97"> </text:span><text:span text:style-name="T88">искусством </text:span><text:span text:style-name="T97">(есть заинтересованный)</text:span><text:span text:style-name="T88">.</text:span></text:p>
      <text:p text:style-name="P235"><text:span text:style-name="T88">My hands </text:span><text:span text:style-name="T106">are cold</text:span><text:span text:style-name="T88"> — Мои руки</text:span><text:span text:style-name="T89"> </text:span><text:span text:style-name="T106">замерзли </text:span><text:span text:style-name="T97">(есть замерзшие)</text:span><text:span text:style-name="T89">.</text:span></text:p>
      <text:p text:style-name="P47"/>
      <text:p text:style-name="P107">В вопросительных предложениях глагол <text:span text:style-name="T63">be</text:span> меняется местами с подлежащим, </text:p>
      <text:p text:style-name="P107">а в отрицательных, используется с частицей <text:span text:style-name="T63">not</text:span>:</text:p>
      <text:p text:style-name="P107"/>
      <text:p text:style-name="P15"><text:span text:style-name="T264">I </text:span><text:span text:style-name="T263">am not a student — Я не студент.</text:span></text:p>
      <text:p text:style-name="P49">We are not English speakers — Они не англоговорящие люди.</text:p>
      <text:p text:style-name="P15"><text:span text:style-name="T264">I</text:span><text:span text:style-name="T263">s it dark? — Сейчас темно?</text:span></text:p>
      <text:p text:style-name="P49">Are they hungry? — Они голодны?</text:p>
      <text:p text:style-name="P49"/>
      <text:p text:style-name="P108">Если перед <text:span text:style-name="T77">am/is/are</text:span> нет вопросительного слова, то это общий вопрос. </text:p>
      <text:p text:style-name="P108">В корешке ответа вместо <text:span text:style-name="T63">do/does</text:span> используется <text:span text:style-name="T63">am/is/are</text:span>:</text:p>
      <text:p text:style-name="P108"/>
      <text:p text:style-name="P16"><text:span text:style-name="T263">Am I in danger? Yes, you are. </text:span><text:span text:style-name="T265">—</text:span><text:span text:style-name="T263"> Я в опасности? Да.</text:span></text:p>
      <text:p text:style-name="P16"><text:span text:style-name="T263">Is John married? - No, he isn`t. </text:span><text:span text:style-name="T265">— </text:span><text:span text:style-name="T263">Джон женат? </text:span><text:span text:style-name="T265">— </text:span><text:span text:style-name="T263">Нет.</text:span></text:p>
      <text:p text:style-name="P48"/>
      <text:p text:style-name="P48"><text:span text:style-name="T230">Специальный вопрос начинается с вопросительного слова </text:span><text:span text:style-name="T237">или связки</text:span><text:span text:style-name="T230">:</text:span> </text:p>
      <text:p text:style-name="P48">Where is Jill?<text:span text:style-name="T294"> </text:span>She is at school. <text:span text:style-name="T294">— </text:span>Где Джил? Она в школе.</text:p>
      <text:p text:style-name="P48"/>
      <text:p text:style-name="P237"><text:span text:style-name="T152">Очень часто </text:span><text:span text:style-name="T91">am/is/are</text:span><text:span text:style-name="T152"> сокращаются: </text:span><text:span text:style-name="T91">I am → I`m, he is → he`s, <text:s/></text:span></text:p>
      <text:p text:style-name="P237"><text:span text:style-name="T91">you are → you`re, John is → John`s, </text:span><text:span text:style-name="T93">t</text:span><text:span text:style-name="T91">hey are → </text:span><text:span text:style-name="T93">t</text:span><text:span text:style-name="T91">hey`re</text:span><text:span text:style-name="T92">. </text:span></text:p>
      <text:p text:style-name="P56"/>
      <text:p text:style-name="P256"><text:soft-page-break/><text:span text:style-name="T153">С</text:span><text:span text:style-name="T154">окращать можно как по </text:span><text:span text:style-name="T155">вспом.</text:span><text:span text:style-name="T154"> глаголу, так и по частице </text:span><text:span text:style-name="T94">not</text:span><text:span text:style-name="T154">: </text:span><text:span text:style-name="T94">he is not → he`s not</text:span><text:span text:style-name="T95"> или</text:span><text:span text:style-name="T94"> he isn`t.</text:span></text:p>
      <text:p text:style-name="P93"><text:span text:style-name="T267">П</text:span><text:span text:style-name="T263">ри этом </text:span><text:span text:style-name="T81">am</text:span><text:span text:style-name="T263"> сокращается только по </text:span><text:span text:style-name="T81">am</text:span><text:span text:style-name="T263"> → </text:span><text:span text:style-name="T81">I`m not (I amn`t не существует).</text:span></text:p>
      <text:p text:style-name="P57"/>
      <text:p text:style-name="P137">Present Continuous</text:p>
      <text:p text:style-name="P110"/>
      <text:p text:style-name="P110">Указывает на событие, происходящее именно сейчас и которое еще не закончилось.</text:p>
      <text:p text:style-name="P113">Состоит из связки вспомогательного глагола <text:span text:style-name="T63">be</text:span> и смыслового с окончанием <text:span text:style-name="T63">-ing</text:span>:</text:p>
      <text:p text:style-name="P111"/>
      <text:p text:style-name="P50">She <text:span text:style-name="T254">is</text:span> driv<text:span text:style-name="T254">ing</text:span> to work. <text:span text:style-name="T294">—</text:span> Она (сейчас) едет на работу.</text:p>
      <text:p text:style-name="P51">You <text:span text:style-name="T254">are</text:span> do<text:span text:style-name="T254">ing</text:span> great! <text:span text:style-name="T294">—</text:span> У тебя отлично получается!</text:p>
      <text:p text:style-name="P110"/>
      <text:p text:style-name="P234"><text:span text:style-name="T151">Если глагол заканчивается на </text:span><text:span text:style-name="T90">-e</text:span><text:span text:style-name="T151">, то при добавлении </text:span><text:span text:style-name="T90">-ing</text:span><text:span text:style-name="T151"> она выпадает: </text:span><text:span text:style-name="T90">make → making.</text:span></text:p>
      <text:p text:style-name="P112">Если глагол заканчивается на <text:span text:style-name="T63">-ie</text:span>, то при добавлении <text:span text:style-name="T63">-ing</text:span> оно меняется на <text:span text:style-name="T63">-y</text:span>: <text:span text:style-name="T63">lie → lying. </text:span></text:p>
      <text:p text:style-name="P50"/>
      <text:p text:style-name="P112">Если глагол из 1 слога, с одной гласной буквой, после которой солгасная, то при </text:p>
      <text:p text:style-name="P234"><text:span text:style-name="T151">добавлении </text:span><text:span text:style-name="T90">-ing</text:span><text:span text:style-name="T151"> согласная удваивается: </text:span><text:span text:style-name="T90">hit → hitting, sit → sitting.</text:span></text:p>
      <text:p text:style-name="P112"/>
      <text:p text:style-name="P236"><text:span text:style-name="T151">В </text:span><text:span text:style-name="T130">окончании </text:span><text:span text:style-name="T81">-ing</text:span><text:span text:style-name="T130"> буква </text:span><text:span text:style-name="T81">g</text:span><text:span text:style-name="T130"> не произносится. Сочетание </text:span><text:span text:style-name="T81">ng</text:span><text:span text:style-name="T130"> образет необычный звук, которого нет в русском языке — носовой </text:span><text:span text:style-name="T81">n</text:span><text:span text:style-name="T130"> (при произнесении пускается воздух через нос).</text:span></text:p>
      <text:p text:style-name="P113"/>
      <text:p text:style-name="P114"><text:span text:style-name="T302">Слова-м</text:span>аячки Present Continuous:</text:p>
      <text:list xml:id="list601237211" text:style-name="L14">
        <text:list-item>
          <text:p text:style-name="P338">look — смотри;</text:p>
        </text:list-item>
        <text:list-item>
          <text:p text:style-name="P338">now — сейчас (обычно стоит в конце);</text:p>
        </text:list-item>
        <text:list-item>
          <text:p text:style-name="P338">at the moment — в этот момент (обычно в конце).</text:p>
        </text:list-item>
      </text:list>
      <text:p text:style-name="P112"/>
      <text:p text:style-name="P51">I am working right <text:span text:style-name="T254">now</text:span>. — Прямо сейчас я работаю.</text:p>
      <text:p text:style-name="P51"><text:span text:style-name="T254">Look</text:span> out of the window! It`s raining. — Посмотри в окно. Идет дождь.</text:p>
      <text:p text:style-name="P115"/>
      <text:p text:style-name="P136">Отрицания в Present Continuous</text:p>
      <text:p text:style-name="P136"/>
      <text:p text:style-name="P116">Используется чтобы сказать, что что-то не происходит именно сейчас.</text:p>
      <text:p text:style-name="P116">Для этого к глаголу <text:span text:style-name="T63">be</text:span> добавляется частица <text:span text:style-name="T63">not</text:span>.</text:p>
      <text:p text:style-name="P116"/>
      <text:p text:style-name="P52">I`m not listening to you. <text:span text:style-name="T299">—</text:span> Я не слушаю тебя.</text:p>
      <text:p text:style-name="P52">He isn`t cleaning the carpet. <text:span text:style-name="T299">—</text:span> Он не чистит ковер.</text:p>
      <text:p text:style-name="P52"/>
      <text:p text:style-name="P141">Вопросы в Present Continuous</text:p>
      <text:p text:style-name="P53"/>
      <text:p text:style-name="P313">Здесь использ<text:span text:style-name="T301">уются</text:span> теже правила, что при составлении вопросов в </text:p>
      <text:p text:style-name="P314">Present Simple с глаголом <text:span text:style-name="T63">be</text:span>:</text:p>
      <text:p text:style-name="P53">Am I listening? <text:span text:style-name="T299">—</text:span> Я слушаю?</text:p>
      <text:p text:style-name="P53">Are you playing? Yes, I am. <text:span text:style-name="T299">—</text:span> Ты играешь? Да.</text:p>
      <text:p text:style-name="P53">Where is he going? <text:span text:style-name="T299">—</text:span> Куда он идет?</text:p>
      <text:p text:style-name="P54">What book is she reading? <text:span text:style-name="T299">— </text:span>Какую книгу она читает? <text:span text:style-name="T300">(сейчас)</text:span></text:p>
      <text:p text:style-name="P54"/>
      <text:p text:style-name="P238"><text:span text:style-name="T171">Глаголы, которые не использ. в</text:span><text:span text:style-name="T178">о всех</text:span><text:span text:style-name="T171"> </text:span><text:span text:style-name="T172">Continuous</text:span></text:p>
      <text:p text:style-name="P138"/>
      <text:p text:style-name="P118">Это глаголы, обозначающие состояние, которое не меняется под дейсвтием момента.</text:p>
      <text:p text:style-name="P239"><text:span text:style-name="T156">Как правило это </text:span><text:span text:style-name="T157">описание</text:span><text:span text:style-name="T156"> чувств или мыслей. </text:span><text:span text:style-name="T157">В особых случаях эти глаголы могут иметь переносное или контекстное значение, тогда их можно встретить в форме Continuous. </text:span></text:p>
      <text:p text:style-name="P122">Но в большинстве случаев следующие глаголы используются в форме Simple:</text:p>
      <text:p text:style-name="P123"><text:soft-page-break/>Глаголы восприятия:</text:p>
      <text:list xml:id="list689695493" text:style-name="L15">
        <text:list-item>
          <text:p text:style-name="P339">see — видеть;</text:p>
        </text:list-item>
        <text:list-item>
          <text:p text:style-name="P339">hear — слышать;</text:p>
        </text:list-item>
        <text:list-item>
          <text:p text:style-name="P339">feel — чувствовать;</text:p>
        </text:list-item>
        <text:list-item>
          <text:p text:style-name="P339">taste — чувствовать вкус (пробовать);</text:p>
        </text:list-item>
        <text:list-item>
          <text:p text:style-name="P339">smell — чувствовать запах (нюхать).</text:p>
        </text:list-item>
      </text:list>
      <text:p text:style-name="P122"/>
      <text:p text:style-name="P123">Глаголы для выражения мнения:</text:p>
      <text:list xml:id="list2740768899" text:style-name="L16">
        <text:list-item>
          <text:p text:style-name="P340">belive — верить;</text:p>
        </text:list-item>
        <text:list-item>
          <text:p text:style-name="P340">doubt — сомневаться;</text:p>
        </text:list-item>
        <text:list-item>
          <text:p text:style-name="P340">think — думать.</text:p>
        </text:list-item>
      </text:list>
      <text:p text:style-name="P122"/>
      <text:p text:style-name="P123">Глаголы, показывающие состояние мыслей:</text:p>
      <text:list xml:id="list3964382471" text:style-name="L17">
        <text:list-item>
          <text:p text:style-name="P341">forget — забывать;</text:p>
        </text:list-item>
        <text:list-item>
          <text:p text:style-name="P341">imagine — представлять;</text:p>
        </text:list-item>
        <text:list-item>
          <text:p text:style-name="P341">know — знать;</text:p>
        </text:list-item>
        <text:list-item>
          <text:p text:style-name="P341">understand — понимать.</text:p>
        </text:list-item>
      </text:list>
      <text:p text:style-name="P122"/>
      <text:p text:style-name="P124">Глаголы, указывающие на эмоции и желания:</text:p>
      <text:list xml:id="list2412955216" text:style-name="L18">
        <text:list-item>
          <text:p text:style-name="P342">love — любить;</text:p>
        </text:list-item>
        <text:list-item>
          <text:p text:style-name="P342">like — нравиться;</text:p>
        </text:list-item>
        <text:list-item>
          <text:p text:style-name="P342">hate — ненавидеть;</text:p>
        </text:list-item>
        <text:list-item>
          <text:p text:style-name="P342">hope — надеяться;</text:p>
        </text:list-item>
        <text:list-item>
          <text:p text:style-name="P342">want — хотеть;</text:p>
        </text:list-item>
        <text:list-item>
          <text:p text:style-name="P342">wish — желать.</text:p>
        </text:list-item>
      </text:list>
      <text:p text:style-name="P125"/>
      <text:p text:style-name="P124">Другие глаголы:</text:p>
      <text:list xml:id="list3542434180" text:style-name="L19">
        <text:list-item>
          <text:p text:style-name="P343">look — выглядеть;</text:p>
        </text:list-item>
        <text:list-item>
          <text:p text:style-name="P343">have — иметь.</text:p>
        </text:list-item>
      </text:list>
      <text:p text:style-name="P125"/>
      <text:p text:style-name="P384">I think Amy is a strange girl. - Я думаю, Эмми странная девушка.</text:p>
      <text:p text:style-name="P384">Do you know this man? - Вы знаете этого мужчину?</text:p>
      <text:p text:style-name="P384">You look great! - Ты выглядишь отлично!</text:p>
      <text:p text:style-name="P142"/>
      <text:p text:style-name="P142">Present Perfect</text:p>
      <text:p text:style-name="P126"/>
      <text:p text:style-name="P240"><text:span text:style-name="T164">У</text:span><text:span text:style-name="T160">казывает на дейсвтие совершенное когда-то в прошлом, но подчеркивает, что результат важен сейчас </text:span><text:span text:style-name="T161">(т. е. к какому результату в итоге это привело)</text:span><text:span text:style-name="T160">.</text:span></text:p>
      <text:p text:style-name="P127"/>
      <text:p text:style-name="P242"><text:span text:style-name="T160">С</text:span><text:span text:style-name="T163">остоит и</text:span><text:span text:style-name="T165">з </text:span><text:span text:style-name="T166">2х частей:</text:span><text:span text:style-name="T163"> вспомогат</text:span><text:span text:style-name="T166">ельного</text:span><text:span text:style-name="T163"> глагола </text:span><text:span text:style-name="T104">have</text:span><text:span text:style-name="T163"> (который привязывает действие </text:span></text:p>
      <text:p text:style-name="P242"><text:span text:style-name="T163">к настоящему) и смыслового глагола в 3й форме (</text:span><text:span text:style-name="T167">переводится как «сделанный»</text:span><text:span text:style-name="T163">).</text:span></text:p>
      <text:p text:style-name="P130"/>
      <text:p text:style-name="P240"><text:span text:style-name="T160">На русский язык Present Perfect переводится в прошлом </text:span><text:span text:style-name="T162">(иногда настоящ</text:span><text:span text:style-name="T164">и</text:span><text:span text:style-name="T162">м, </text:span><text:span text:style-name="T164">для удобства</text:span><text:span text:style-name="T162">)</text:span><text:span text:style-name="T160">, </text:span></text:p>
      <text:p text:style-name="P131">а в английском принадлежит к катергории настоящих времен.</text:p>
      <text:p text:style-name="P130"/>
      <text:p text:style-name="P21"><text:span text:style-name="T269">I </text:span><text:span text:style-name="T273">have</text:span><text:span text:style-name="T263"> already </text:span><text:span text:style-name="T273">seen</text:span><text:span text:style-name="T263"> this movie. </text:span><text:span text:style-name="T270">—</text:span><text:span text:style-name="T263"> Я уже видел этот фильм (просмотрел, т. е. опыт).</text:span></text:p>
      <text:p text:style-name="P21"><text:span text:style-name="T263">You </text:span><text:span text:style-name="T273">have</text:span><text:span text:style-name="T263"> </text:span><text:span text:style-name="T273">broken</text:span><text:span text:style-name="T263"> the vase. </text:span><text:span text:style-name="T270">— </text:span><text:span text:style-name="T263">Ты разбил вазу. (есть очевидный результат, кот. случился ранее) </text:span></text:p>
      <text:p text:style-name="P22"><text:span text:style-name="T271">It`s the fitst time I </text:span><text:span text:style-name="T274">have</text:span><text:span text:style-name="T271"> </text:span><text:span text:style-name="T274">driven</text:span><text:span text:style-name="T271"> a car — Это впервые, когда я веду машину. (в настоящем)</text:span></text:p>
      <text:p text:style-name="P128"/>
      <text:p text:style-name="P133"/>
      <text:p text:style-name="P308">Как проявляется результат:</text:p>
      <text:list xml:id="list4148698032" text:style-name="L20">
        <text:list-item>
          <text:p text:style-name="P369"><text:span text:style-name="T180">это </text:span><text:span text:style-name="T179">очевидные изменения;</text:span></text:p>
        </text:list-item>
        <text:list-item>
          <text:p text:style-name="P368"><text:span text:style-name="T161">полученный </text:span><text:span text:style-name="T165">ранее</text:span><text:span text:style-name="T161"> опыт или впечатления;</text:span></text:p>
        </text:list-item>
        <text:list-item>
          <text:p text:style-name="P344">недавно произошедшие события или новая информация.</text:p>
          <text:p text:style-name="P344"/>
        </text:list-item>
      </text:list>
      <text:p text:style-name="P132">Также Present Perfect используют, если что-то произошло впервые:</text:p>
      <text:p text:style-name="P129"/>
      <text:p text:style-name="P58">It`s the first time something has happend. - Этой первый раз, когда что-то произошло.</text:p>
      <text:p text:style-name="P58">(вместо first можно указать любое порядковое число: second, third)</text:p>
      <text:p text:style-name="P129"/>
      <text:p text:style-name="P132">Present Perferct — яркий пример того, что нельзя переводить английские </text:p>
      <text:p text:style-name="P132">предложения слово в слово:</text:p>
      <text:p text:style-name="P132"/>
      <text:p text:style-name="P20"><text:span text:style-name="T262">I have done. </text:span><text:span text:style-name="T268">—</text:span><text:span text:style-name="T262"> Я сделал (</text:span><text:span text:style-name="T277">досл. </text:span><text:span text:style-name="T262">Я имею сделанным).</text:span></text:p>
      <text:p text:style-name="P60"/>
      <text:p text:style-name="P151">Есть 2 варианта образования 3й формы глагола:</text:p>
      <text:list xml:id="list63097044" text:style-name="L21">
        <text:list-item>
          <text:p text:style-name="P345">если глагол правильный, то добавляем к его начальной форме окончание <text:span text:style-name="T63">-ed</text:span>;</text:p>
        </text:list-item>
        <text:list-item>
          <text:p text:style-name="P345">если неправильный, то находим в таблице неправильных глаголов.</text:p>
        </text:list-item>
      </text:list>
      <text:p text:style-name="P152"/>
      <text:p text:style-name="P249"><text:span text:style-name="T181">Н</text:span><text:span text:style-name="T182">еправильны</text:span><text:span text:style-name="T181">й</text:span><text:span text:style-name="T182"> глагол </text:span><text:span text:style-name="T181">это </text:span><text:span text:style-name="T182">тот, который во 2й или 3й форме </text:span><text:span text:style-name="T196">записывается</text:span><text:span text:style-name="T182"> </text:span><text:span text:style-name="T196">по особенному</text:span><text:span text:style-name="T182">. </text:span></text:p>
      <text:p text:style-name="P153">Самые популярные неправильные глаголы нужно заучить (см. таблицу ниже).</text:p>
      <text:p text:style-name="P152"/>
      <text:p text:style-name="P155">Слова-маячки Present Perfect:</text:p>
      <text:list xml:id="list1790273011" text:style-name="L22">
        <text:list-item>
          <text:p text:style-name="P346">just — только что;</text:p>
        </text:list-item>
        <text:list-item>
          <text:p text:style-name="P346">already — уже;</text:p>
        </text:list-item>
        <text:list-item>
          <text:p text:style-name="P346">yet — еще не;</text:p>
        </text:list-item>
      </text:list>
      <text:p text:style-name="P157"/>
      <text:p text:style-name="P250"><text:span text:style-name="T108">Just</text:span><text:span text:style-name="T183"> и </text:span><text:span text:style-name="T108">already</text:span><text:span text:style-name="T183"> используются в утверждениях. </text:span><text:span text:style-name="T108">Yet</text:span><text:span text:style-name="T183"> — в вопросах и отрицаниях</text:span><text:span text:style-name="T184">. </text:span></text:p>
      <text:p text:style-name="P251"><text:span text:style-name="T184">(</text:span><text:span text:style-name="T107">already</text:span><text:span text:style-name="T179"> также можно ставить в вопросах).</text:span></text:p>
      <text:p text:style-name="P159"/>
      <text:p text:style-name="P158">Место <text:span text:style-name="T63">just</text:span>, <text:span text:style-name="T63">already</text:span> в предложении — между <text:span text:style-name="T63">have</text:span> и 3й формой глагола. </text:p>
      <text:p text:style-name="P158">Слово <text:span text:style-name="T63">yet</text:span> стоит в конце предложения.</text:p>
      <text:p text:style-name="P156"/>
      <text:p text:style-name="P61">I have <text:span text:style-name="T254">just</text:span> eaten a sandwich. <text:span text:style-name="T303">—</text:span> Я только что съел бутерброд.</text:p>
      <text:p text:style-name="P61">We have n<text:span text:style-name="T306">o</text:span>t finished <text:span text:style-name="T254">yet</text:span>. <text:span text:style-name="T303">—</text:span> Мы еще не закончили.</text:p>
      <text:p text:style-name="P154"/>
      <text:p text:style-name="P160">Другие указатели времени:</text:p>
      <text:list xml:id="list477130960" text:style-name="L23">
        <text:list-item>
          <text:p text:style-name="P347">ever — когда либо;</text:p>
        </text:list-item>
        <text:list-item>
          <text:p text:style-name="P347">never — никогда;</text:p>
        </text:list-item>
        <text:list-item>
          <text:p text:style-name="P347">recently — в последнее время;</text:p>
        </text:list-item>
        <text:list-item>
          <text:p text:style-name="P347">these days — в последние дни;</text:p>
        </text:list-item>
        <text:list-item>
          <text:p text:style-name="P347">словосочетание с this (this mornig, this week).</text:p>
        </text:list-item>
      </text:list>
      <text:p text:style-name="P159"/>
      <text:p text:style-name="P159">Место <text:span text:style-name="T63">ever</text:span>, <text:span text:style-name="T63">never</text:span> — перед 3й формой глагола, <text:span text:style-name="T305">а</text:span> <text:span text:style-name="T63">recently</text:span>, <text:span text:style-name="T63">these days</text:span> и </text:p>
      <text:p text:style-name="P159">словосочетания с <text:span text:style-name="T63">this</text:span> — в конце предложения.</text:p>
      <text:p text:style-name="P159"/>
      <text:p text:style-name="P62">I <text:span text:style-name="T306">ha</text:span>ve <text:span text:style-name="T254">never</text:span> been to New York. <text:span text:style-name="T304">— </text:span>Я никогда не был в Нью Йорке.</text:p>
      <text:p text:style-name="P62">I <text:span text:style-name="T306">ha</text:span>ve worked a lot <text:span text:style-name="T254">these days</text:span>. <text:span text:style-name="T304">—</text:span> Я много работал в эти дни.</text:p>
      <text:p text:style-name="P161"/>
      <text:p text:style-name="P147"/>
      <text:p text:style-name="P309">Отрицания в Present Perfect</text:p>
      <text:p text:style-name="P162"/>
      <text:p text:style-name="P163">Используются, когда хотят сказать:</text:p>
      <text:list xml:id="list1668160215" text:style-name="L24">
        <text:list-item>
          <text:p text:style-name="P348">об отсутствии ожидаемого результата;</text:p>
        </text:list-item>
        <text:list-item>
          <text:p text:style-name="P348">о том, чего автор никогда не делал или не испытывал.</text:p>
        </text:list-item>
      </text:list>
      <text:p text:style-name="P162"/>
      <text:p text:style-name="P162">Для этого ставится частица <text:span text:style-name="T63">not</text:span> после вспомогательного глагола <text:span text:style-name="T63">have</text:span>.</text:p>
      <text:p text:style-name="P162"/>
      <text:p text:style-name="P162">Также отрицательным считается предложение со словом <text:span text:style-name="T63">never</text:span>, которое передает отрицательный контекст.</text:p>
      <text:p text:style-name="P162"/>
      <text:p text:style-name="P253"><text:span text:style-name="T185">В </text:span><text:span text:style-name="T179">отрицаниях почти всегда используется сокращенная форма глагола — </text:span><text:span text:style-name="T107">haven`t</text:span><text:span text:style-name="T179">.</text:span></text:p>
      <text:p text:style-name="P254"><text:span text:style-name="T197">Сокращени</text:span><text:span text:style-name="T229">е</text:span><text:span text:style-name="T197"> </text:span><text:span text:style-name="T110">`ve not</text:span><text:span text:style-name="T197"> не используется.</text:span></text:p>
      <text:p text:style-name="P162"/>
      <text:p text:style-name="P63">I have<text:span text:style-name="T57">n</text:span><text:span text:style-name="T61">`</text:span><text:span text:style-name="T57">t</text:span> expected that. <text:span text:style-name="T304">—</text:span> Я этого не ожидал.</text:p>
      <text:p text:style-name="P63">I<text:span text:style-name="T306">`</text:span>ve <text:span text:style-name="T57">never</text:span> seen this movie before. <text:span text:style-name="T304">— </text:span>Я до этого не видел этот фильм. </text:p>
      <text:p text:style-name="P63"/>
      <text:p text:style-name="P139">Вопросы в Present Perfect</text:p>
      <text:p text:style-name="P64"/>
      <text:p text:style-name="P165">Используются, если хоят узнать:</text:p>
      <text:list xml:id="list3512050820" text:style-name="L25">
        <text:list-item>
          <text:p text:style-name="P349">сделано ли дело к этом моменту, каким образом оно сделано;</text:p>
        </text:list-item>
        <text:list-item>
          <text:p text:style-name="P370"><text:span text:style-name="T197">имеет ли человек определенный опыт </text:span><text:span text:style-name="T195">или совершил ли он </text:span><text:span text:style-name="T198">нужное</text:span><text:span text:style-name="T195"> действие</text:span><text:span text:style-name="T197">;</text:span></text:p>
        </text:list-item>
      </text:list>
      <text:p text:style-name="P164"/>
      <text:p text:style-name="P254">Для этого используется уже знакомая схема. Глагол <text:span text:style-name="T63">have</text:span> ставится перед по<text:span text:style-name="T312">д</text:span>л<text:span text:style-name="T312">е</text:span>ж<text:span text:style-name="T312">а</text:span>щим.</text:p>
      <text:p text:style-name="P254"/>
      <text:p text:style-name="P65">Why have you done it? <text:span text:style-name="T304">—</text:span> Зачем ты это сделал?</text:p>
      <text:p text:style-name="P65">Have you ever been to Rome? <text:span text:style-name="T304">—</text:span> Вы бывали в Риме?</text:p>
      <text:p text:style-name="P65"/>
      <text:p text:style-name="P140">Present Perfect Continuous</text:p>
      <text:p text:style-name="P166"/>
      <text:p text:style-name="P168">Для того, чтобы использовать, нужно чтобы совпало сразу несколько условий:</text:p>
      <text:list xml:id="list3505312186" text:style-name="L26">
        <text:list-item>
          <text:p text:style-name="P371"><text:span text:style-name="T186">действие не закончено либо закончено не</text:span><text:span text:style-name="T190">давно</text:span><text:span text:style-name="T186">;</text:span></text:p>
        </text:list-item>
        <text:list-item>
          <text:p text:style-name="P371"><text:span text:style-name="T186">известн</text:span><text:span text:style-name="T190">а его продолжительность </text:span><text:span text:style-name="T204">(обычно из контекста предложения)</text:span><text:span text:style-name="T190">.</text:span></text:p>
        </text:list-item>
      </text:list>
      <text:p text:style-name="P167"/>
      <text:p text:style-name="P170">Схема состоит из 3х частей: вспомогательного глагола <text:span text:style-name="T63">have</text:span>, слова <text:span text:style-name="T63">been</text:span> </text:p>
      <text:p text:style-name="P170">и смыслового глагола с окончанием <text:span text:style-name="T63">-ing</text:span>. </text:p>
      <text:p text:style-name="P170"/>
      <text:p text:style-name="P267"><text:span text:style-name="T179">На русский </text:span><text:span text:style-name="T188">язык </text:span><text:span text:style-name="T169">Present Perfect Continuous</text:span><text:span text:style-name="T173"> </text:span><text:span text:style-name="T179">переводится настоящим временем</text:span></text:p>
      <text:p text:style-name="P258"><text:span text:style-name="T187">(редко в прошлом). </text:span><text:span text:style-name="T188">При этом все 3 части </text:span><text:span text:style-name="T189">переводятся</text:span><text:span text:style-name="T188"> одним словом.</text:span></text:p>
      <text:p text:style-name="P169"/>
      <text:p text:style-name="P23"><text:span text:style-name="T262">I </text:span><text:span text:style-name="T273">have been learning</text:span><text:span text:style-name="T262"> English for 2 years. </text:span><text:span text:style-name="T278">—</text:span><text:span text:style-name="T262"> Я </text:span><text:span text:style-name="T273">учу</text:span><text:span text:style-name="T262"> английский уже 2 года (и еще не закончил).</text:span></text:p>
      <text:p text:style-name="P23"><text:span text:style-name="T262">We </text:span><text:span text:style-name="T273">have been cleaning</text:span><text:span text:style-name="T262"> the flat the whole morning. </text:span><text:span text:style-name="T278">— </text:span><text:span text:style-name="T262">Мы </text:span><text:span text:style-name="T273">убирали</text:span><text:span text:style-name="T262"> </text:span><text:span text:style-name="T279">квартиру все утро.</text:span></text:p>
      <text:p text:style-name="P171"/>
      <text:p text:style-name="P172">Формы глагола <text:span text:style-name="T63">have</text:span> <text:span text:style-name="T63">verb-ing</text:span> (подобно <text:span text:style-name="T63">am/is/are verb-ing</text:span>, как в Continuous) не существует.</text:p>
      <text:p text:style-name="P172">Если у смыслового глагола окончание<text:span text:style-name="T63"> -ing</text:span>, то <text:span text:style-name="T63">have</text:span> применяется только с <text:span text:style-name="T63">been</text:span>.</text:p>
      <text:p text:style-name="P172"/>
      <text:p text:style-name="P259"><text:span text:style-name="T190">С</text:span><text:span text:style-name="T179">лова-маячки Present Perfect Continuous:</text:span></text:p>
      <text:list xml:id="list1248550264" text:style-name="L27">
        <text:list-item>
          <text:p text:style-name="P350">for — в течении;</text:p>
        </text:list-item>
        <text:list-item>
          <text:p text:style-name="P350">since — с какого-то времени;</text:p>
        </text:list-item>
        <text:list-item>
          <text:p text:style-name="P350">how long — как долго.</text:p>
        </text:list-item>
      </text:list>
      <text:p text:style-name="P173"><text:soft-page-break/>Дополнительно могут использоваться указатели периода:</text:p>
      <text:list xml:id="list4236905165" text:style-name="L28">
        <text:list-item>
          <text:p text:style-name="P351">all — весь (день/год);</text:p>
        </text:list-item>
        <text:list-item>
          <text:p text:style-name="P351">the whole — целый (день/вечер); </text:p>
        </text:list-item>
      </text:list>
      <text:p text:style-name="P169"/>
      <text:p text:style-name="P24"><text:span text:style-name="T262">He</text:span><text:span text:style-name="T280">`</text:span><text:span text:style-name="T263">s been playing</text:span><text:span text:style-name="T262"> for an hour. — Он </text:span><text:span text:style-name="T263">играет</text:span><text:span text:style-name="T262"> уже час </text:span><text:span text:style-name="T280">(в течении часа).</text:span></text:p>
      <text:p text:style-name="P25"><text:span text:style-name="T280">W</text:span><text:span text:style-name="T262">e`</text:span><text:span text:style-name="T263">ve been staying</text:span><text:span text:style-name="T262"> in this hotel since Tuesday. </text:span><text:span text:style-name="T281">— </text:span><text:span text:style-name="T262">Мы </text:span><text:span text:style-name="T263">находимся</text:span><text:span text:style-name="T262"> в этом отеле со вторника.</text:span></text:p>
      <text:p text:style-name="P174"/>
      <text:p text:style-name="P263"><text:span text:style-name="T191">В утверждениях глагол </text:span><text:span text:style-name="T109">have</text:span><text:span text:style-name="T191"> </text:span><text:span text:style-name="T192">часто</text:span><text:span text:style-name="T191"> сокращают до </text:span><text:span text:style-name="T109">`ve</text:span><text:span text:style-name="T191">, а </text:span><text:span text:style-name="T109">has</text:span><text:span text:style-name="T191"> — до </text:span><text:span text:style-name="T109">`s</text:span><text:span text:style-name="T191"> (лего перепутать с </text:span><text:span text:style-name="T109">is</text:span><text:span text:style-name="T191">, посему здесь вспомогательный глагол можно понять только по контексту).</text:span></text:p>
      <text:p text:style-name="P175"/>
      <text:p text:style-name="P261"><text:span text:style-name="T191">Е</text:span><text:span text:style-name="T179">сли используется глагол </text:span><text:span text:style-name="T107">be</text:span><text:span text:style-name="T179"> или глаголы состояния, которые не стоят в Continuous</text:span><text:span text:style-name="T201">,</text:span><text:span text:style-name="T179"> </text:span></text:p>
      <text:p text:style-name="P176">то предложение будет в Present Perfect. </text:p>
      <text:p text:style-name="P176"/>
      <text:p text:style-name="P28"><text:span text:style-name="T263">I </text:span><text:span text:style-name="T273">have known </text:span><text:span text:style-name="T263">(</text:span><text:span text:style-name="T272">а </text:span><text:span text:style-name="T263">не have been knowing)</text:span><text:span text:style-name="T262"> Alice for 3 years. </text:span><text:span text:style-name="T191">—</text:span><text:span text:style-name="T262"> Я </text:span><text:span text:style-name="T273">знаю</text:span><text:span text:style-name="T262"> Алису уже 3 года </text:span></text:p>
      <text:p text:style-name="P29"><text:span text:style-name="T262">I </text:span><text:span text:style-name="T273">haven`t seen</text:span><text:span text:style-name="T262"> Mary for years. </text:span><text:span text:style-name="T280">— </text:span><text:span text:style-name="T262">Я н</text:span><text:span text:style-name="T273">е видел</text:span><text:span text:style-name="T262"> Мэри много лет. </text:span></text:p>
      <text:p text:style-name="P176"/>
      <text:p text:style-name="P264"><text:span text:style-name="T200">Present Perfect Continuous можно упрощать до Present Perfect с пом</text:span><text:span text:style-name="T199">.</text:span><text:span text:style-name="T200"> глаголов </text:span><text:span text:style-name="T111">live</text:span><text:span text:style-name="T200"> </text:span><text:span text:style-name="T199">и</text:span><text:span text:style-name="T200"> </text:span><text:span text:style-name="T111">work</text:span><text:span text:style-name="T200">:</text:span></text:p>
      <text:p text:style-name="P27"><text:span text:style-name="T282">I</text:span><text:span text:style-name="T262">`ve </text:span><text:span text:style-name="T273">been working</text:span><text:span text:style-name="T262"> here for 2 years → I`ve </text:span><text:span text:style-name="T273">worked</text:span><text:span text:style-name="T262"> here for 2 years. </text:span><text:span text:style-name="T283">(смысл одинаковый)</text:span></text:p>
      <text:p text:style-name="P175"/>
      <text:p text:style-name="P7"><text:span text:style-name="T191">О</text:span><text:span text:style-name="T179">трицания в Present Perfect Continuous</text:span></text:p>
      <text:p text:style-name="P177"/>
      <text:p text:style-name="P260"><text:span text:style-name="T192">Использу</text:span><text:span text:style-name="T193">ю</text:span><text:span text:style-name="T192">тся, чтобы сказать, что что-то не происходит в течении указанного времени.</text:span></text:p>
      <text:p text:style-name="P178">Для этого добавляется частица <text:span text:style-name="T63">not</text:span> после вспомогательного глагола <text:span text:style-name="T63">have</text:span>.</text:p>
      <text:p text:style-name="P178"/>
      <text:p text:style-name="P26"><text:span text:style-name="T262">I </text:span><text:span text:style-name="T263">have not been waiting</text:span><text:span text:style-name="T262"> long. </text:span><text:span text:style-name="T281">—</text:span><text:span text:style-name="T262"> Я </text:span><text:span text:style-name="T263">не жду</text:span><text:span text:style-name="T262"> долго.</text:span></text:p>
      <text:p text:style-name="P169"/>
      <text:p text:style-name="P8"><text:span text:style-name="T179">Вопросы </text:span><text:span text:style-name="T194">в Present Perfect Continuous</text:span><text:span text:style-name="T179"> </text:span></text:p>
      <text:p text:style-name="P169"/>
      <text:p text:style-name="P17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79"/>
      <text:p text:style-name="P38"><text:span text:style-name="T262">Have you been waiting long? </text:span><text:span text:style-name="T281">— </text:span><text:span text:style-name="T262">Вы давно ждете? </text:span></text:p>
      <text:p text:style-name="P38"><text:span text:style-name="T262">How long have you been waiting? </text:span><text:span text:style-name="T281">—</text:span><text:span text:style-name="T262"> Как долго вы ждете?</text:span></text:p>
      <text:p text:style-name="P148"/>
      <text:p text:style-name="P148"><text:span text:style-name="T315">Прошедшее. </text:span>Past</text:p>
      <text:p text:style-name="P180"/>
      <text:p text:style-name="P196">Past Perfect и Past Perfect Continuous относительно редки и <text:span text:style-name="T324">в</text:span> рамках начального курса </text:p>
      <text:p text:style-name="P196">не проходятся. <text:span text:style-name="T316">В художественной литературе почти всегда используется Past Simple.</text:span></text:p>
      <text:p text:style-name="P180"/>
      <text:p text:style-name="P143">Past Simple</text:p>
      <text:p text:style-name="P181"/>
      <text:p text:style-name="P183">Используется, чтобы:</text:p>
      <text:list xml:id="list612823033" text:style-name="L29">
        <text:list-item>
          <text:p text:style-name="P372"><text:span text:style-name="T202">сообщить факты </text:span><text:span text:style-name="T203">прошлого,</text:span><text:span text:style-name="T202"> рассказать историю, </text:span><text:span text:style-name="T210">биографию</text:span><text:span text:style-name="T202">; </text:span></text:p>
        </text:list-item>
        <text:list-item>
          <text:p text:style-name="P352">описать действие из прошлого, результат которого не важен в настоящем.</text:p>
        </text:list-item>
      </text:list>
      <text:p text:style-name="P182"/>
      <text:p text:style-name="P268"><text:span text:style-name="T204">Для этого использются глаголы во 2й форме. </text:span><text:span text:style-name="T205">Вторая форма правильного глагола образуется добавлением окончания </text:span><text:span text:style-name="T112">-ed</text:span><text:span text:style-name="T205">. </text:span><text:span text:style-name="T213">Ф</text:span><text:span text:style-name="T205">орма </text:span><text:span text:style-name="T213">неправильного глагола </text:span><text:span text:style-name="T205">находится в таблице.</text:span></text:p>
      <text:p text:style-name="P182"/>
      <text:p text:style-name="P30"><text:span text:style-name="T262">Mozart </text:span><text:span text:style-name="T273">lived</text:span><text:span text:style-name="T262"> from 1756 to 1791 — Моцарт </text:span><text:span text:style-name="T273">жил</text:span><text:span text:style-name="T262"> с 1756 по 1791 год (факт прошлого). </text:span></text:p>
      <text:p text:style-name="P30"><text:span text:style-name="T262">I </text:span><text:span text:style-name="T273">visited</text:span><text:span text:style-name="T262"> my parents yesterday — Вчера я </text:span><text:span text:style-name="T273">навещал</text:span><text:span text:style-name="T262"> родителей (действие из прошлого).</text:span></text:p>
      <text:p text:style-name="P246"/>
      <text:p text:style-name="P247"><text:soft-page-break/>Если глагол заканчивается на глухой звук, то <text:span text:style-name="T63">-ed</text:span> читается как <text:span text:style-name="T63">t</text:span>, а если на звконкий </text:p>
      <text:p text:style-name="P247">согласный или на гласный звук — то как <text:span text:style-name="T63">d</text:span>: <text:span text:style-name="T63">worked [воркт], played [плэйд]</text:span>.</text:p>
      <text:p text:style-name="P266"/>
      <text:p text:style-name="P245">Если глагол заканчивается на <text:span text:style-name="T63">d </text:span>или <text:span text:style-name="T63">t</text:span>, то <text:span text:style-name="T63">-ed</text:span> читается как <text:span text:style-name="T63">id</text:span>: <text:span text:style-name="T63">recorded [рикодид]</text:span>. </text:p>
      <text:p text:style-name="P248">Если глагол заканчивается на <text:span text:style-name="T63">-e</text:span>, то её не надо писать 2 раза: <text:span text:style-name="T63">chase</text:span> → <text:span text:style-name="T63">chased</text:span>.</text:p>
      <text:p text:style-name="P266"/>
      <text:p text:style-name="P265">Слова-маячки Past Simple:</text:p>
      <text:list xml:id="list636807899" text:style-name="L30">
        <text:list-item>
          <text:p text:style-name="P373">ago — <text:span text:style-name="T317">тому назад</text:span>;</text:p>
        </text:list-item>
        <text:list-item>
          <text:p text:style-name="P374">last — <text:span text:style-name="T317">прошлый</text:span>;</text:p>
        </text:list-item>
        <text:list-item>
          <text:p text:style-name="P353">yesterday — вчера;</text:p>
        </text:list-item>
      </text:list>
      <text:p text:style-name="P186"/>
      <text:p text:style-name="P271"><text:span text:style-name="T211">Past Simple часто путают с Present Perfect, потому что на русский они переводятся </text:span><text:span text:style-name="T212">почти</text:span><text:span text:style-name="T211"> одинаково. Главное отличие в том, что Present Perfect всегда будет сообщать доп</text:span><text:span text:style-name="T212">олнительную</text:span><text:span text:style-name="T211"> информацию, указывающ</text:span><text:span text:style-name="T212">ую </text:span><text:span text:style-name="T211">на настоящее время </text:span><text:span text:style-name="T212">(</text:span><text:span text:style-name="T213">чтобы сообщить</text:span><text:span text:style-name="T212"> результат).</text:span></text:p>
      <text:p text:style-name="P193"/>
      <text:p text:style-name="P194">Past Simple используется когда известен момент в прошлом. Если мы знаешь, </text:p>
      <text:p text:style-name="P194">когда произошло событие, то Present Perfect использовать нельзя.</text:p>
      <text:p text:style-name="P194"/>
      <text:p text:style-name="P72">Tom has lost his key — Том потерал ключ (у него сейчас нет ключа, </text:p>
      <text:p text:style-name="P72">потому что он его потерян).</text:p>
      <text:p text:style-name="P72"/>
      <text:p text:style-name="P72">Tom lost his key last weak — Том потерял ключ на прошлой неделе </text:p>
      <text:p text:style-name="P72">(не важно, есть у него ключ или нет).</text:p>
      <text:p text:style-name="P187"/>
      <text:p text:style-name="P191">В английском, если вопрос задается в настоящем, то и ответ должен быть в настоящем. </text:p>
      <text:p text:style-name="P191">Если вопрос в прошлом, то ответ также должен быть в прошлом.</text:p>
      <text:p text:style-name="P191"/>
      <text:p text:style-name="P191">Но если вопрос был в Present Perfect, а в ответе дается информация, когда именно это случилось, тогда необходимо отвечать в Past Simple.</text:p>
      <text:p text:style-name="P191"/>
      <text:p text:style-name="P70">Have you already started to learn English? Yes, I started to learn it 3 month ago — </text:p>
      <text:p text:style-name="P70">Ты уже начал учить английский? Да, 3 месяца назад (информация о времени).</text:p>
      <text:p text:style-name="P69"/>
      <text:p text:style-name="P192">Если вопрос содержит слово <text:span text:style-name="T63">when</text:span>, то он автоматически привязывает нас к моменту </text:p>
      <text:p text:style-name="P192">в прошлом. <text:span text:style-name="T323">Поэтому Present Perfect в вопросах с </text:span><text:span text:style-name="T78">when</text:span><text:span text:style-name="T323"> не используется.</text:span></text:p>
      <text:p text:style-name="P192"/>
      <text:p text:style-name="P71">Have you met him before? <text:span text:style-name="T322">—</text:span> Вы раньше с ним встречались?</text:p>
      <text:p text:style-name="P71">When did you meet him? <text:span text:style-name="T322">—</text:span> Когда вы встречались с ним?</text:p>
      <text:p text:style-name="P187"/>
      <text:p text:style-name="P149">Отрицания и вопросы в Past Simple</text:p>
      <text:p text:style-name="P185"/>
      <text:p text:style-name="P273"><text:span text:style-name="T205">Отрицание представляет связку </text:span><text:span text:style-name="T112">did</text:span><text:span text:style-name="T205"> с частицей </text:span><text:span text:style-name="T112">not</text:span><text:span text:style-name="T205">, </text:span><text:span text:style-name="T215">которая ставится перед смысловым глаголом в начальной форме. </text:span><text:span text:style-name="T206">Обычно </text:span><text:span text:style-name="T215">эта связка</text:span><text:span text:style-name="T206"> сокращается до </text:span><text:span text:style-name="T113">didn`t</text:span><text:span text:style-name="T206">.</text:span></text:p>
      <text:p text:style-name="P200"/>
      <text:p text:style-name="P273"><text:span text:style-name="T214">В вопросах </text:span><text:span text:style-name="T205">вспомогательный глагол </text:span><text:span text:style-name="T112">did</text:span><text:span text:style-name="T205"> используется </text:span><text:span text:style-name="T215">по тем же грамматическим </text:span></text:p>
      <text:p text:style-name="P273"><text:span text:style-name="T215">правилам</text:span><text:span text:style-name="T205">, </text:span><text:span text:style-name="T206">как</text:span><text:span text:style-name="T205"> </text:span><text:span text:style-name="T112">do</text:span><text:span text:style-name="T205"> для Present Simple. </text:span></text:p>
      <text:p text:style-name="P184"/>
      <text:p text:style-name="P66"><text:span text:style-name="T254">Did</text:span> you <text:span text:style-name="T254">go</text:span> to Los Angeles last week? - Ты <text:span text:style-name="T254">ездил</text:span> в Лос Анжелес на прошлой неделе?</text:p>
      <text:p text:style-name="P66">I <text:span text:style-name="T254">didn`t go</text:span> to Los Angeles, I <text:span text:style-name="T254">went</text:span> to Bostom — Я <text:span text:style-name="T254">не ездил</text:span> в Лос Анжелес, я <text:span text:style-name="T254">ездил</text:span> в Бостон.</text:p>
      <text:p text:style-name="P144"/>
      <text:p text:style-name="P144"/>
      <text:p text:style-name="P312"><text:span text:style-name="T174">Глаголы </text:span><text:span text:style-name="T175">d</text:span><text:span text:style-name="T174">o и </text:span><text:span text:style-name="T175">b</text:span><text:span text:style-name="T174">e </text:span><text:span text:style-name="T176">в </text:span><text:span text:style-name="T177">Past</text:span><text:span text:style-name="T176"> Simple</text:span></text:p>
      <text:p text:style-name="P182"/>
      <text:p text:style-name="P189">Глагол <text:span text:style-name="T63">did</text:span> это 2я форма глагола <text:span text:style-name="T63">do</text:span> (в прошедшем времени). </text:p>
      <text:p text:style-name="P189"><text:span text:style-name="T318">Когда появ</text:span><text:span text:style-name="T320">л</text:span><text:span text:style-name="T318">яется глагол </text:span><text:span text:style-name="T79">be</text:span><text:span text:style-name="T320"> (</text:span><text:span text:style-name="T80">was/were</text:span><text:span text:style-name="T320">)</text:span><text:span text:style-name="T318">, то </text:span><text:span text:style-name="T80">did</text:span><text:span text:style-name="T318"> уже не нужно использовать.</text:span></text:p>
      <text:p text:style-name="P188"/>
      <text:p text:style-name="P227"><text:span text:style-name="T207">Глагол be</text:span><text:span text:style-name="T209"> </text:span><text:span text:style-name="T207">в Past Simple имеет 2 формы: </text:span></text:p>
      <text:list xml:id="list1572357354" text:style-name="L31">
        <text:list-item>
          <text:p text:style-name="P375"><text:span text:style-name="T207">was — </text:span><text:span text:style-name="T208">если подлежащее в первом лице или множественном числе (</text:span><text:span text:style-name="T114">I, you, we, they</text:span><text:span text:style-name="T208">);</text:span></text:p>
        </text:list-item>
        <text:list-item>
          <text:p text:style-name="P354">were — если подлежащее в третьем лице, единственном числе (<text:span text:style-name="T63">he, she, it</text:span>).</text:p>
        </text:list-item>
      </text:list>
      <text:p text:style-name="P190"/>
      <text:p text:style-name="P31"><text:span text:style-name="T284">I </text:span><text:span text:style-name="T263">was</text:span><text:span text:style-name="T262"> satisfied with my work — Я </text:span><text:span text:style-name="T263">был</text:span><text:span text:style-name="T262"> доволен своей работой.</text:span></text:p>
      <text:p text:style-name="P68"/>
      <text:p text:style-name="P383"><text:span text:style-name="T263">Was</text:span><text:span text:style-name="T262"> the weather good at the weekend? No, it </text:span><text:span text:style-name="T263">wasn`t</text:span><text:span text:style-name="T262"> — </text:span></text:p>
      <text:p text:style-name="P383"><text:span text:style-name="T262">Погода </text:span><text:span text:style-name="T263">была</text:span><text:span text:style-name="T262"> хорош</text:span><text:span text:style-name="T285">ая</text:span><text:span text:style-name="T262"> на выходных? Нет.</text:span></text:p>
      <text:p text:style-name="P67"/>
      <text:p text:style-name="P145">Past Continuous</text:p>
      <text:p text:style-name="P195"/>
      <text:p text:style-name="P276"><text:span text:style-name="T217">О</text:span><text:span text:style-name="T216">значает процесс или незаконченное действие, которое привязано к точному моменту </text:span></text:p>
      <text:p text:style-name="P276"><text:span text:style-name="T216">в </text:span><text:span text:style-name="T247">прошлом</text:span><text:span text:style-name="T216"> (т. е. действие происходило и не было закончено).</text:span></text:p>
      <text:p text:style-name="P197"/>
      <text:p text:style-name="P275"><text:span text:style-name="T21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220">обсуждаемая ситуация</text:span><text:span text:style-name="T216">).</text:span></text:p>
      <text:p text:style-name="P197"/>
      <text:p text:style-name="P277"><text:span text:style-name="T217">Состоит из 2х частей: вспомогательного глагола </text:span><text:span text:style-name="T115">be</text:span><text:span text:style-name="T217"> (</text:span><text:span text:style-name="T218">формы как в Past Simple</text:span><text:span text:style-name="T217">) и смыслового глагола с окончанием </text:span><text:span text:style-name="T115">-ing</text:span><text:span text:style-name="T217">. </text:span><text:span text:style-name="T216">На русский переводится глаголом в прошедшем времени.</text:span></text:p>
      <text:p text:style-name="P199"/>
      <text:p text:style-name="P73">Last Sunday at 5 I <text:span text:style-name="T254">was having</text:span> dinner with my friends — В прошлое воскресенье в 5 </text:p>
      <text:p text:style-name="P73">я <text:span text:style-name="T254">ужинал</text:span> со своими друзьями (привязка к точному моменту в прошлом).</text:p>
      <text:p text:style-name="P198"/>
      <text:p text:style-name="P33"><text:span text:style-name="T286">My parents </text:span><text:span text:style-name="T275">were watching</text:span><text:span text:style-name="T286"> TV when I came home yesterday — Мои родители </text:span><text:span text:style-name="T275">смотрели</text:span><text:span text:style-name="T286"> телевизор, когда я пришел вчера домой (незаконченное действие </text:span><text:span text:style-name="T287">в тот момент</text:span><text:span text:style-name="T286">).</text:span></text:p>
      <text:p text:style-name="P74"/>
      <text:p text:style-name="P277"><text:span text:style-name="T218">В отрицаниях и вопросах </text:span><text:span text:style-name="T219">глагол </text:span><text:span text:style-name="T116">be</text:span><text:span text:style-name="T218"> ведет себя точно так же, как и </text:span><text:span text:style-name="T219">для</text:span><text:span text:style-name="T218"> Past Simple:</text:span></text:p>
      <text:p text:style-name="P34"><text:span text:style-name="T288">W</text:span><text:span text:style-name="T262">e weren`t reading — Мы не читали (именно тогда). Was I running? — Я бежал?</text:span></text:p>
      <text:p text:style-name="P76"/>
      <text:p text:style-name="P204">В одном предложении часто используются Past Continuous и Past Simple одновременно.</text:p>
      <text:p text:style-name="P280"><text:span text:style-name="T221">Действие, длящееся какое-то время (</text:span><text:span text:style-name="T222">Past Continuous</text:span><text:span text:style-name="T221">) может прерываться более коротким действием (</text:span><text:span text:style-name="T222">Past Simple</text:span><text:span text:style-name="T227">)</text:span><text:span text:style-name="T221"> </text:span><text:span text:style-name="T225">либо другим Past Continuous </text:span><text:span text:style-name="T228">(смотреть по контексту)</text:span><text:span text:style-name="T225">.</text:span></text:p>
      <text:p text:style-name="P201"/>
      <text:p text:style-name="P278"><text:span text:style-name="T221">В этом случае предложение может содержать слово </text:span><text:span text:style-name="T117">while</text:span><text:span text:style-name="T221"> </text:span><text:span text:style-name="T223">(в то время, как)</text:span><text:span text:style-name="T221"> в той части, которая относится к <text:s/></text:span><text:span text:style-name="T222">Past Continuous, </text:span><text:span text:style-name="T221">либо </text:span><text:span text:style-name="T117">when</text:span><text:span text:style-name="T221">, там, где используется Past Simple.</text:span></text:p>
      <text:p text:style-name="P201"/>
      <text:p text:style-name="P35"><text:span text:style-name="T276">While</text:span><text:span text:style-name="T289"> I was working in the garden, I </text:span><text:span text:style-name="T290">kicked</text:span><text:span text:style-name="T289"> my leg — Пока я работал в саду, я </text:span><text:span text:style-name="T291">пнул</text:span><text:span text:style-name="T289"> ногу.</text:span></text:p>
      <text:p text:style-name="P36"><text:span text:style-name="T262">I was working in the garden </text:span><text:span text:style-name="T273">when</text:span><text:span text:style-name="T262"> I kicked my leg — </text:span><text:span text:style-name="T290">Я работал в саду, когда </text:span><text:span text:style-name="T291">пнул</text:span><text:span text:style-name="T290"> ногу</text:span><text:span text:style-name="T262">.</text:span></text:p>
      <text:p text:style-name="P77"/>
      <text:p text:style-name="P37"><text:span text:style-name="T273">While</text:span><text:span text:style-name="T262"> Tom was reading, Amely was watching a documentary on TV — Пока </text:span><text:span text:style-name="T292">Т</text:span><text:span text:style-name="T262">ом читал, </text:span></text:p>
      <text:p text:style-name="P78">Эмили смотрела документальный фильм по телевизору.</text:p>
      <text:p text:style-name="P205"/>
      <text:p text:style-name="P279"><text:span text:style-name="T226">Если действия происходят не одновременно, а следуют одно за другим</text:span><text:span text:style-name="T224">, то в этом </text:span></text:p>
      <text:p text:style-name="P202">случае нужно использовать <text:span text:style-name="T327">только</text:span> Past Simple.</text:p>
      <text:p text:style-name="P202"/>
      <text:p text:style-name="P75">I saw Jane in the street yesterday. I stopped and said hello — Я увидел Джейн вчера на улице. </text:p>
      <text:p text:style-name="P75">Я остановился и поздоровался (сказал «привет»).</text:p>
      <text:p text:style-name="P203"><text:soft-page-break/></text:p>
      <text:p text:style-name="P355">Будущие. Future</text:p>
      <text:p text:style-name="P363"/>
      <text:p text:style-name="P381"><text:span text:style-name="T242">В английском языке о будущем можно говорить не только с помощью формы Future, но и </text:span></text:p>
      <text:p text:style-name="P381"><text:span text:style-name="T242">с помощью </text:span><text:span text:style-name="T246">формы</text:span><text:span text:style-name="T242"> </text:span><text:span text:style-name="T244">Present</text:span><text:span text:style-name="T24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356"/>
      <text:p text:style-name="P380"><text:span text:style-name="T243">Другие варианты Future (кроме </text:span><text:span text:style-name="T245">Future </text:span><text:span text:style-name="T243">Simple) используются редко, </text:span><text:span text:style-name="T245">т. к.</text:span><text:span text:style-name="T243"> они громоздкие и довольно неудобные. В современном английском можно обойтись без них.</text:span></text:p>
      <text:p text:style-name="P356"/>
      <text:p text:style-name="P378"><text:span text:style-name="T47">На будущ</text:span><text:span text:style-name="T48">и</text:span><text:span text:style-name="T47">е могут также указы</text:span><text:span text:style-name="T48">вать</text:span><text:span text:style-name="T47"> модальные глаголы </text:span><text:span text:style-name="T49">и оборот </text:span><text:span text:style-name="T34">be going to</text:span><text:span text:style-name="T50">, </text:span><text:span text:style-name="T49">который </text:span></text:p>
      <text:p text:style-name="P378"><text:span text:style-name="T49">в основном</text:span><text:span text:style-name="T50"> встречается </text:span><text:span text:style-name="T49">в разговорной речи и нередко используется вместо Future Simple.</text:span></text:p>
      <text:p text:style-name="P356"/>
      <text:p text:style-name="P364">Present Continuous в значении будущего</text:p>
      <text:p text:style-name="P357"/>
      <text:p text:style-name="P357">Используется, чтобы сказать о личных планах. В предложении обычно указывается дата </text:p>
      <text:p text:style-name="P357">или время, связанные с будущим. Переводить можно как будущим так и настоящим.</text:p>
      <text:p text:style-name="P357"/>
      <text:p text:style-name="P322">What are you doing on Satureday? <text:span text:style-name="T62">—</text:span> Что ты делаешь в субботу? (какие у тебя планы?)</text:p>
      <text:p text:style-name="P323">I am flying to London tomorrow — <text:span text:style-name="T328">Завтра я лечу в Лондон (личный план)</text:span></text:p>
      <text:p text:style-name="P323"/>
      <text:p text:style-name="P326">Present Simple в значении будущего</text:p>
      <text:p text:style-name="P324"/>
      <text:p text:style-name="P358"><text:span text:style-name="T52">Используется, чтобы сказать о том, что </text:span><text:span text:style-name="T55">что-то </text:span><text:span text:style-name="T52">должно произойти по рассписанию, либо </text:span></text:p>
      <text:p text:style-name="P358"><text:span text:style-name="T52">о собственном графике. </text:span><text:span text:style-name="T53">Переводить можно как будущим так и настоящим.</text:span></text:p>
      <text:p text:style-name="P358"><text:span text:style-name="T52"/></text:p>
      <text:p text:style-name="P359"><text:span text:style-name="T51">Ключевое отличие от Present Continuous в том, что расписание не зависит от говорящего, </text:span></text:p>
      <text:p text:style-name="P376"><text:span text:style-name="T40">т. е. речь может идти </text:span><text:span text:style-name="T41">о </text:span><text:span text:style-name="T40">рассписании транспорта, сеансов в кино и т. </text:span><text:span text:style-name="T41">п</text:span><text:span text:style-name="T40">.</text:span></text:p>
      <text:p text:style-name="P359"><text:span text:style-name="T51"/></text:p>
      <text:p text:style-name="P325">My airplane flies at 6 o`clock tomorrow — Мой самолет летит завтра в 6 (рассписание)</text:p>
      <text:p text:style-name="P388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388"><text:span text:style-name="T31"/></text:p>
      <text:p text:style-name="P365"><text:span text:style-name="T26">Оборот be going to</text:span></text:p>
      <text:p text:style-name="P360"><text:span text:style-name="T51"/></text:p>
      <text:p text:style-name="P377"><text:span text:style-name="T42">Подразумевает, что человек говорит не о спонтанном решении что-либо сделать, </text:span><text:span text:style-name="T45">а о заранее </text:span><text:span text:style-name="T46">продуманных</text:span><text:span text:style-name="T45"> действиях. </text:span><text:span text:style-name="T42">На русский переводится как «собираюсь сделать».</text:span></text:p>
      <text:p text:style-name="P360"><text:span text:style-name="T51"/></text:p>
      <text:p text:style-name="P360"><text:span text:style-name="T51">Чтобы использовать, нужно поставить глагол </text:span><text:span text:style-name="T31">be</text:span><text:span text:style-name="T51"> в форму </text:span><text:span text:style-name="T31">am/is/are</text:span><text:span text:style-name="T51">, а смысловой глагол оставить в начальной форме, после </text:span><text:span text:style-name="T31">going to</text:span><text:span text:style-name="T51">.</text:span></text:p>
      <text:p text:style-name="P360"><text:span text:style-name="T51"/></text:p>
      <text:p text:style-name="P385"><text:span text:style-name="T26">I`m going to meet my friends tomorrow — Я собираюсь встретиться с друзьями завтра.</text:span></text:p>
      <text:p text:style-name="P386"><text:span text:style-name="T26">I`m going to go</text:span><text:span text:style-name="T56"> out after I finish my work — Я собираюсь погулять после, как закончу работу.</text:span></text:p>
      <text:p text:style-name="P360"><text:span text:style-name="T51"/></text:p>
      <text:p text:style-name="P379"><text:span text:style-name="T42">В разговорной </text:span><text:span text:style-name="T46">стиле</text:span><text:span text:style-name="T43"> </text:span><text:span text:style-name="T44">этот </text:span><text:span text:style-name="T43">оборот </text:span><text:span text:style-name="T42">очень часто </text:span><text:span text:style-name="T46">записывается</text:span><text:span text:style-name="T42"> как </text:span><text:span text:style-name="T33">gonna</text:span><text:span text:style-name="T42"> </text:span><text:span text:style-name="T33">[гона].</text:span></text:p>
      <text:p text:style-name="P387"><text:span text:style-name="T31"/></text:p>
      <text:p text:style-name="P361"><text:span text:style-name="T51">Также его используют, когда очевидно, что вот-вот случится какое-то действие. В этом случае </text:span><text:span text:style-name="T31">be goin to </text:span><text:span text:style-name="T51">передает оттенок неизбежности происходящего и применяется по отношению </text:span></text:p>
      <text:p text:style-name="P361"><text:span text:style-name="T51">к постороннему человеку или объетку.</text:span></text:p>
      <text:p text:style-name="P361"><text:span text:style-name="T51"/></text:p>
      <text:p text:style-name="P382"><text:span text:style-name="T51">Look! He`s going to fall — Смотри! Он сейчас упадет.</text:span></text:p>
      <text:p text:style-name="P382"><text:span text:style-name="T51">The sky is dark. It`s going to rain — Небо темное. Сейчас пойдет дождь.</text:span></text:p>
      <text:p text:style-name="P382"><text:span text:style-name="T51"/></text:p>
      <text:p text:style-name="P366"><text:soft-page-break/><text:span text:style-name="T26">Future Simple</text:span></text:p>
      <text:p text:style-name="P362"><text:span text:style-name="T51"/></text:p>
      <text:p text:style-name="P362"><text:span text:style-name="T51"/></text:p>
      <text:p text:style-name="P31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57373216400">
          <table:table-cell table:style-name="Table7.A1" office:value-type="string">
            <text:p text:style-name="P288"/>
          </table:table-cell>
          <table:table-cell table:style-name="Table7.A1" office:value-type="string">
            <text:p text:style-name="P281">Past</text:p>
          </table:table-cell>
          <table:table-cell table:style-name="Table7.A1" office:value-type="string">
            <text:p text:style-name="P281">Present</text:p>
          </table:table-cell>
          <table:table-cell table:style-name="Table7.D1" office:value-type="string">
            <text:p text:style-name="P281">Future</text:p>
          </table:table-cell>
        </table:table-row>
        <table:table-row table:style-name="TableLine94657372219120">
          <table:table-cell table:style-name="Table7.A2" office:value-type="string">
            <text:p text:style-name="P282">Утверждение</text:p>
          </table:table-cell>
          <table:table-cell table:style-name="Table7.A2" office:value-type="string">
            <text:p text:style-name="P288"/>
          </table:table-cell>
          <table:table-cell table:style-name="Table7.A2" office:value-type="string">
            <text:p text:style-name="P299">I/you/we/they start</text:p>
            <text:p text:style-name="P299">He/she/it starts</text:p>
          </table:table-cell>
          <table:table-cell table:style-name="Table7.D2" office:value-type="string">
            <text:p text:style-name="P288"/>
          </table:table-cell>
        </table:table-row>
        <table:table-row table:style-name="TableLine94657372250064">
          <table:table-cell table:style-name="Table7.A2" office:value-type="string">
            <text:p text:style-name="P282">Отрицание</text:p>
          </table:table-cell>
          <table:table-cell table:style-name="Table7.A2" office:value-type="string">
            <text:p text:style-name="P298"/>
          </table:table-cell>
          <table:table-cell table:style-name="Table7.A2" office:value-type="string">
            <text:p text:style-name="P299">I/you/we/they don`t start</text:p>
            <text:p text:style-name="P299">He/she/it doesn`t start</text:p>
          </table:table-cell>
          <table:table-cell table:style-name="Table7.D2" office:value-type="string">
            <text:p text:style-name="P288"/>
          </table:table-cell>
        </table:table-row>
        <table:table-row table:style-name="TableLine94657372253008">
          <table:table-cell table:style-name="Table7.A2" office:value-type="string">
            <text:p text:style-name="P282">Вопрос</text:p>
          </table:table-cell>
          <table:table-cell table:style-name="Table7.A2" office:value-type="string">
            <text:p text:style-name="P288"/>
          </table:table-cell>
          <table:table-cell table:style-name="Table7.A2" office:value-type="string">
            <text:p text:style-name="P299">Do I/you/we/they start?</text:p>
            <text:p text:style-name="P299">Does he/she/it start?</text:p>
          </table:table-cell>
          <table:table-cell table:style-name="Table7.D2" office:value-type="string">
            <text:p text:style-name="P288"/>
          </table:table-cell>
        </table:table-row>
      </table:table>
      <text:p text:style-name="P94"/>
      <text:p text:style-name="P225"><text:span text:style-name="T238">Таблица времен группы Continu</text:span><text:span text:style-name="T239">ou</text:span><text:span text:style-name="T238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57372281920">
          <table:table-cell table:style-name="Table8.A1" office:value-type="string">
            <text:p text:style-name="P298"/>
          </table:table-cell>
          <table:table-cell table:style-name="Table8.A1" office:value-type="string">
            <text:p text:style-name="P281">Past</text:p>
          </table:table-cell>
          <table:table-cell table:style-name="Table8.A1" office:value-type="string">
            <text:p text:style-name="P281">Present</text:p>
          </table:table-cell>
          <table:table-cell table:style-name="Table8.D1" office:value-type="string">
            <text:p text:style-name="P281">Future</text:p>
          </table:table-cell>
        </table:table-row>
        <table:table-row table:style-name="TableLine94657372312736">
          <table:table-cell table:style-name="Table8.A2" office:value-type="string">
            <text:p text:style-name="P282">Утверждение</text:p>
          </table:table-cell>
          <table:table-cell table:style-name="Table8.A2" office:value-type="string">
            <text:p text:style-name="P288"/>
          </table:table-cell>
          <table:table-cell table:style-name="Table8.A2" office:value-type="string">
            <text:p text:style-name="P301">I am starting</text:p>
            <text:p text:style-name="P301">You/we/they are starting</text:p>
            <text:p text:style-name="P301">He/she/it is starting</text:p>
          </table:table-cell>
          <table:table-cell table:style-name="Table8.D2" office:value-type="string">
            <text:p text:style-name="P288"/>
          </table:table-cell>
        </table:table-row>
        <table:table-row table:style-name="TableLine94657372329920">
          <table:table-cell table:style-name="Table8.A2" office:value-type="string">
            <text:p text:style-name="P282">Отрицание</text:p>
          </table:table-cell>
          <table:table-cell table:style-name="Table8.A2" office:value-type="string">
            <text:p text:style-name="P288"/>
          </table:table-cell>
          <table:table-cell table:style-name="Table8.A2" office:value-type="string">
            <text:p text:style-name="P301">I`m not starting</text:p>
            <text:p text:style-name="P301">You/we/they aren`t starting</text:p>
            <text:p text:style-name="P301">He/she/it isn`t starting</text:p>
          </table:table-cell>
          <table:table-cell table:style-name="Table8.D2" office:value-type="string">
            <text:p text:style-name="P288"/>
          </table:table-cell>
        </table:table-row>
        <table:table-row table:style-name="TableLine94657372365600">
          <table:table-cell table:style-name="Table8.A2" office:value-type="string">
            <text:p text:style-name="P282">Вопрос</text:p>
          </table:table-cell>
          <table:table-cell table:style-name="Table8.A2" office:value-type="string">
            <text:p text:style-name="P288"/>
          </table:table-cell>
          <table:table-cell table:style-name="Table8.A2" office:value-type="string">
            <text:p text:style-name="P301">Am I starting?</text:p>
            <text:p text:style-name="P301">Are you/we/they starting?</text:p>
            <text:p text:style-name="P301">Is he/she/it starting?</text:p>
          </table:table-cell>
          <table:table-cell table:style-name="Table8.D2" office:value-type="string">
            <text:p text:style-name="P288"/>
          </table:table-cell>
        </table:table-row>
      </table:table>
      <text:p text:style-name="P94"/>
      <text:p text:style-name="P95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57372371936">
          <table:table-cell table:style-name="Table9.A1" office:value-type="string">
            <text:p text:style-name="P298"/>
          </table:table-cell>
          <table:table-cell table:style-name="Table9.A1" office:value-type="string">
            <text:p text:style-name="P281">Past</text:p>
          </table:table-cell>
          <table:table-cell table:style-name="Table9.A1" office:value-type="string">
            <text:p text:style-name="P281">Present</text:p>
          </table:table-cell>
          <table:table-cell table:style-name="Table9.D1" office:value-type="string">
            <text:p text:style-name="P281">Future</text:p>
          </table:table-cell>
        </table:table-row>
        <table:table-row table:style-name="TableLine94657372482976">
          <table:table-cell table:style-name="Table9.A2" office:value-type="string">
            <text:p text:style-name="P282">Утверждение</text:p>
          </table:table-cell>
          <table:table-cell table:style-name="Table9.A2" office:value-type="string">
            <text:p text:style-name="P288"/>
          </table:table-cell>
          <table:table-cell table:style-name="Table9.A2" office:value-type="string">
            <text:p text:style-name="P301">I/you/we/they have started</text:p>
            <text:p text:style-name="P301">He/she/it has started</text:p>
          </table:table-cell>
          <table:table-cell table:style-name="Table9.D2" office:value-type="string">
            <text:p text:style-name="P288"/>
          </table:table-cell>
        </table:table-row>
        <table:table-row table:style-name="TableLine94657372520384">
          <table:table-cell table:style-name="Table9.A2" office:value-type="string">
            <text:p text:style-name="P282">Отрицание</text:p>
          </table:table-cell>
          <table:table-cell table:style-name="Table9.A2" office:value-type="string">
            <text:p text:style-name="P288"/>
          </table:table-cell>
          <table:table-cell table:style-name="Table9.A2" office:value-type="string">
            <text:p text:style-name="P301">I/y<text:span text:style-name="T308">ou</text:span>/w<text:span text:style-name="T308">e</text:span>/t<text:span text:style-name="T308">hey</text:span> haven`t started</text:p>
            <text:p text:style-name="P301">He/she/it hasn`t started</text:p>
          </table:table-cell>
          <table:table-cell table:style-name="Table9.D2" office:value-type="string">
            <text:p text:style-name="P288"/>
          </table:table-cell>
        </table:table-row>
        <table:table-row table:style-name="TableLine94657372522304">
          <table:table-cell table:style-name="Table9.A2" office:value-type="string">
            <text:p text:style-name="P282">Вопрос</text:p>
          </table:table-cell>
          <table:table-cell table:style-name="Table9.A2" office:value-type="string">
            <text:p text:style-name="P288"/>
          </table:table-cell>
          <table:table-cell table:style-name="Table9.A2" office:value-type="string">
            <text:p text:style-name="P301">Have I/y<text:span text:style-name="T309">ou</text:span>/w<text:span text:style-name="T309">e</text:span>/t<text:span text:style-name="T309">hey</text:span> started?</text:p>
            <text:p text:style-name="P301">Has he/she/it started?</text:p>
          </table:table-cell>
          <table:table-cell table:style-name="Table9.D2" office:value-type="string">
            <text:p text:style-name="P288"/>
          </table:table-cell>
        </table:table-row>
      </table:table>
      <text:p text:style-name="P95"/>
      <text:p text:style-name="P96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57372525856">
          <table:table-cell table:style-name="Table1.A1" office:value-type="string">
            <text:p text:style-name="P300"/>
          </table:table-cell>
          <table:table-cell table:style-name="Table1.A1" office:value-type="string">
            <text:p text:style-name="P283">Past</text:p>
          </table:table-cell>
          <table:table-cell table:style-name="Table1.A1" office:value-type="string">
            <text:p text:style-name="P283">Present</text:p>
          </table:table-cell>
          <table:table-cell table:style-name="Table1.D1" office:value-type="string">
            <text:p text:style-name="P283">Future</text:p>
          </table:table-cell>
        </table:table-row>
        <table:table-row table:style-name="TableLine94657372577104">
          <table:table-cell table:style-name="Table1.A2" office:value-type="string">
            <text:p text:style-name="P283">Утверждение</text:p>
          </table:table-cell>
          <table:table-cell table:style-name="Table1.A2" office:value-type="string">
            <text:p text:style-name="P289"/>
          </table:table-cell>
          <table:table-cell table:style-name="Table1.A2" office:value-type="string">
            <text:p text:style-name="P306">I/y/w/t have been starting</text:p>
            <text:p text:style-name="P306">He/she/it has been starting</text:p>
          </table:table-cell>
          <table:table-cell table:style-name="Table1.D2" office:value-type="string">
            <text:p text:style-name="P289"/>
          </table:table-cell>
        </table:table-row>
        <table:table-row table:style-name="TableLine94657372585184">
          <table:table-cell table:style-name="Table1.A2" office:value-type="string">
            <text:p text:style-name="P283">Отрицание</text:p>
          </table:table-cell>
          <table:table-cell table:style-name="Table1.A2" office:value-type="string">
            <text:p text:style-name="P289"/>
          </table:table-cell>
          <table:table-cell table:style-name="Table1.A2" office:value-type="string">
            <text:p text:style-name="P306">I/y/w/t haven`t been starting</text:p>
            <text:p text:style-name="P306">He/she/it hasn`t been starting</text:p>
          </table:table-cell>
          <table:table-cell table:style-name="Table1.D2" office:value-type="string">
            <text:p text:style-name="P289"/>
          </table:table-cell>
        </table:table-row>
        <table:table-row table:style-name="TableLine94657372587792">
          <table:table-cell table:style-name="Table1.A2" office:value-type="string">
            <text:p text:style-name="P283">Вопрос</text:p>
          </table:table-cell>
          <table:table-cell table:style-name="Table1.A2" office:value-type="string">
            <text:p text:style-name="P289"/>
          </table:table-cell>
          <table:table-cell table:style-name="Table1.A2" office:value-type="string">
            <text:p text:style-name="P306">Have I/y/w/t been starting?</text:p>
            <text:p text:style-name="P306">Has he/she/it been starting?</text:p>
          </table:table-cell>
          <table:table-cell table:style-name="Table1.D2" office:value-type="string">
            <text:p text:style-name="P289"/>
          </table:table-cell>
        </table:table-row>
      </table:table>
      <text:p text:style-name="P311"><text:span text:style-name="T158">Таблица </text:span><text:span text:style-name="T159">форм</text:span><text:span text:style-name="T158"> глагола </text:span><text:span text:style-name="T168">b</text:span><text:span text:style-name="T158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57372612112">
          <table:table-cell table:style-name="Table5.A1" office:value-type="string">
            <text:p text:style-name="P287">Подлежащее</text:p>
          </table:table-cell>
          <table:table-cell table:style-name="Table5.A1" office:value-type="string">
            <text:p text:style-name="P284">Past</text:p>
          </table:table-cell>
          <table:table-cell table:style-name="Table5.A1" office:value-type="string">
            <text:p text:style-name="P284">Present</text:p>
          </table:table-cell>
          <table:table-cell table:style-name="Table5.D1" office:value-type="string">
            <text:p text:style-name="P284">Future</text:p>
          </table:table-cell>
        </table:table-row>
        <table:table-row table:style-name="TableLine94657372645216">
          <table:table-cell table:style-name="Table5.A2" office:value-type="string">
            <text:p text:style-name="P305"><text:s/>I</text:p>
          </table:table-cell>
          <table:table-cell table:style-name="Table5.A2" office:value-type="string">
            <text:p text:style-name="P306">was</text:p>
          </table:table-cell>
          <table:table-cell table:style-name="Table5.A2" office:value-type="string">
            <text:p text:style-name="P302">am</text:p>
          </table:table-cell>
          <table:table-cell table:style-name="Table5.D2" office:value-type="string">
            <text:p text:style-name="P288"/>
          </table:table-cell>
        </table:table-row>
        <table:table-row table:style-name="TableLine94657372663184">
          <table:table-cell table:style-name="Table5.A2" office:value-type="string">
            <text:p text:style-name="P304">he/she/<text:span text:style-name="T319">it</text:span></text:p>
          </table:table-cell>
          <table:table-cell table:style-name="Table5.A2" office:value-type="string">
            <text:p text:style-name="P306">was</text:p>
          </table:table-cell>
          <table:table-cell table:style-name="Table5.A2" office:value-type="string">
            <text:p text:style-name="P303">is</text:p>
          </table:table-cell>
          <table:table-cell table:style-name="Table5.D2" office:value-type="string">
            <text:p text:style-name="P290"/>
          </table:table-cell>
        </table:table-row>
        <table:table-row table:style-name="TableLine94657372685600">
          <table:table-cell table:style-name="Table5.A2" office:value-type="string">
            <text:p text:style-name="P304">you/we/they</text:p>
          </table:table-cell>
          <table:table-cell table:style-name="Table5.A2" office:value-type="string">
            <text:p text:style-name="P306">were</text:p>
          </table:table-cell>
          <table:table-cell table:style-name="Table5.A2" office:value-type="string">
            <text:p text:style-name="P303">are</text:p>
          </table:table-cell>
          <table:table-cell table:style-name="Table5.D2" office:value-type="string">
            <text:p text:style-name="P288"/>
          </table:table-cell>
        </table:table-row>
      </table:table>
      <text:p text:style-name="P119"/>
      <text:p text:style-name="P121"/>
      <text:p text:style-name="P307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57372689408">
          <table:table-cell table:style-name="Table6.A1" office:value-type="string">
            <text:p text:style-name="P286">Перевод</text:p>
          </table:table-cell>
          <table:table-cell table:style-name="Table6.A1" office:value-type="string">
            <text:p text:style-name="P285">Начальная форма</text:p>
          </table:table-cell>
          <table:table-cell table:style-name="Table6.A1" office:value-type="string">
            <text:p text:style-name="P285">2я форма</text:p>
          </table:table-cell>
          <table:table-cell table:style-name="Table6.D1" office:value-type="string">
            <text:p text:style-name="P286">3я форма</text:p>
          </table:table-cell>
        </table:table-row>
        <table:table-row table:style-name="TableLine94657373086304">
          <table:table-cell table:style-name="Table6.A2" office:value-type="string">
            <text:p text:style-name="P291">начинать</text:p>
          </table:table-cell>
          <table:table-cell table:style-name="Table6.A2" office:value-type="string">
            <text:p text:style-name="P292">begin</text:p>
          </table:table-cell>
          <table:table-cell table:style-name="Table6.A2" office:value-type="string">
            <text:p text:style-name="P292">began</text:p>
          </table:table-cell>
          <table:table-cell table:style-name="Table6.D2" office:value-type="string">
            <text:p text:style-name="P291">begun</text:p>
          </table:table-cell>
        </table:table-row>
        <table:table-row table:style-name="TableLine94657373094048">
          <table:table-cell table:style-name="Table6.A2" office:value-type="string">
            <text:p text:style-name="P291">ломать</text:p>
          </table:table-cell>
          <table:table-cell table:style-name="Table6.A2" office:value-type="string">
            <text:p text:style-name="P292">break</text:p>
          </table:table-cell>
          <table:table-cell table:style-name="Table6.A2" office:value-type="string">
            <text:p text:style-name="P292">broke</text:p>
          </table:table-cell>
          <table:table-cell table:style-name="Table6.D2" office:value-type="string">
            <text:p text:style-name="P291">broken</text:p>
          </table:table-cell>
        </table:table-row>
        <table:table-row table:style-name="TableLine94657373096992">
          <table:table-cell table:style-name="Table6.A2" office:value-type="string">
            <text:p text:style-name="P291">приносить</text:p>
          </table:table-cell>
          <table:table-cell table:style-name="Table6.A2" office:value-type="string">
            <text:p text:style-name="P292">bring</text:p>
          </table:table-cell>
          <table:table-cell table:style-name="Table6.A2" office:value-type="string">
            <text:p text:style-name="P292">brought</text:p>
          </table:table-cell>
          <table:table-cell table:style-name="Table6.D2" office:value-type="string">
            <text:p text:style-name="P291">brought</text:p>
          </table:table-cell>
        </table:table-row>
        <table:table-row table:style-name="TableLine94657373099728">
          <table:table-cell table:style-name="Table6.A2" office:value-type="string">
            <text:p text:style-name="P291">покупать</text:p>
          </table:table-cell>
          <table:table-cell table:style-name="Table6.A2" office:value-type="string">
            <text:p text:style-name="P292">buy</text:p>
          </table:table-cell>
          <table:table-cell table:style-name="Table6.A2" office:value-type="string">
            <text:p text:style-name="P292">bought</text:p>
          </table:table-cell>
          <table:table-cell table:style-name="Table6.D2" office:value-type="string">
            <text:p text:style-name="P291">bought</text:p>
          </table:table-cell>
        </table:table-row>
        <table:table-row table:style-name="TableLine94657373105472">
          <table:table-cell table:style-name="Table6.A2" office:value-type="string">
            <text:p text:style-name="P291">приходить</text:p>
          </table:table-cell>
          <table:table-cell table:style-name="Table6.A2" office:value-type="string">
            <text:p text:style-name="P292">come</text:p>
          </table:table-cell>
          <table:table-cell table:style-name="Table6.A2" office:value-type="string">
            <text:p text:style-name="P292">came</text:p>
          </table:table-cell>
          <table:table-cell table:style-name="Table6.D2" office:value-type="string">
            <text:p text:style-name="P291">come</text:p>
          </table:table-cell>
        </table:table-row>
        <table:table-row table:style-name="TableLine94657373109760">
          <table:table-cell table:style-name="Table6.A2" office:value-type="string">
            <text:p text:style-name="P291">делать</text:p>
          </table:table-cell>
          <table:table-cell table:style-name="Table6.A2" office:value-type="string">
            <text:p text:style-name="P292">do</text:p>
          </table:table-cell>
          <table:table-cell table:style-name="Table6.A2" office:value-type="string">
            <text:p text:style-name="P292">did</text:p>
          </table:table-cell>
          <table:table-cell table:style-name="Table6.D2" office:value-type="string">
            <text:p text:style-name="P291">done</text:p>
          </table:table-cell>
        </table:table-row>
        <table:table-row table:style-name="TableLine94657373117200">
          <table:table-cell table:style-name="Table6.A2" office:value-type="string">
            <text:p text:style-name="P291">пить</text:p>
          </table:table-cell>
          <table:table-cell table:style-name="Table6.A2" office:value-type="string">
            <text:p text:style-name="P292">drink</text:p>
          </table:table-cell>
          <table:table-cell table:style-name="Table6.A2" office:value-type="string">
            <text:p text:style-name="P292">drank</text:p>
          </table:table-cell>
          <table:table-cell table:style-name="Table6.D2" office:value-type="string">
            <text:p text:style-name="P291">drunk</text:p>
          </table:table-cell>
        </table:table-row>
        <table:table-row table:style-name="TableLine94657373134992">
          <table:table-cell table:style-name="Table6.A2" office:value-type="string">
            <text:p text:style-name="P291">есть</text:p>
          </table:table-cell>
          <table:table-cell table:style-name="Table6.A2" office:value-type="string">
            <text:p text:style-name="P292">eat</text:p>
          </table:table-cell>
          <table:table-cell table:style-name="Table6.A2" office:value-type="string">
            <text:p text:style-name="P292">ate</text:p>
          </table:table-cell>
          <table:table-cell table:style-name="Table6.D2" office:value-type="string">
            <text:p text:style-name="P291">eaten</text:p>
          </table:table-cell>
        </table:table-row>
        <table:table-row table:style-name="TableLine94657373141232">
          <table:table-cell table:style-name="Table6.A2" office:value-type="string">
            <text:p text:style-name="P291">падать</text:p>
          </table:table-cell>
          <table:table-cell table:style-name="Table6.A2" office:value-type="string">
            <text:p text:style-name="P293">fall</text:p>
          </table:table-cell>
          <table:table-cell table:style-name="Table6.A2" office:value-type="string">
            <text:p text:style-name="P293">fell</text:p>
          </table:table-cell>
          <table:table-cell table:style-name="Table6.D2" office:value-type="string">
            <text:p text:style-name="P291">fallen</text:p>
          </table:table-cell>
        </table:table-row>
        <table:table-row table:style-name="TableLine94657373144640">
          <table:table-cell table:style-name="Table6.A2" office:value-type="string">
            <text:p text:style-name="P291">летать</text:p>
          </table:table-cell>
          <table:table-cell table:style-name="Table6.A2" office:value-type="string">
            <text:p text:style-name="P293">fly</text:p>
          </table:table-cell>
          <table:table-cell table:style-name="Table6.A2" office:value-type="string">
            <text:p text:style-name="P293">flew</text:p>
          </table:table-cell>
          <table:table-cell table:style-name="Table6.D2" office:value-type="string">
            <text:p text:style-name="P291">flown</text:p>
          </table:table-cell>
        </table:table-row>
        <table:table-row table:style-name="TableLine94657373150848">
          <table:table-cell table:style-name="Table6.A2" office:value-type="string">
            <text:p text:style-name="P291">забывать</text:p>
          </table:table-cell>
          <table:table-cell table:style-name="Table6.A2" office:value-type="string">
            <text:p text:style-name="P293">forget</text:p>
          </table:table-cell>
          <table:table-cell table:style-name="Table6.A2" office:value-type="string">
            <text:p text:style-name="P293">forgot</text:p>
          </table:table-cell>
          <table:table-cell table:style-name="Table6.D2" office:value-type="string">
            <text:p text:style-name="P291">forgotten</text:p>
          </table:table-cell>
        </table:table-row>
        <table:table-row table:style-name="TableLine94657372673904">
          <table:table-cell table:style-name="Table6.A2" office:value-type="string">
            <text:p text:style-name="P291">получать</text:p>
          </table:table-cell>
          <table:table-cell table:style-name="Table6.A2" office:value-type="string">
            <text:p text:style-name="P293">get</text:p>
          </table:table-cell>
          <table:table-cell table:style-name="Table6.A2" office:value-type="string">
            <text:p text:style-name="P293">got</text:p>
          </table:table-cell>
          <table:table-cell table:style-name="Table6.D2" office:value-type="string">
            <text:p text:style-name="P291">got</text:p>
          </table:table-cell>
        </table:table-row>
        <table:table-row table:style-name="TableLine94657373174896">
          <table:table-cell table:style-name="Table6.A2" office:value-type="string">
            <text:p text:style-name="P294">давать</text:p>
          </table:table-cell>
          <table:table-cell table:style-name="Table6.A2" office:value-type="string">
            <text:p text:style-name="P295">give</text:p>
          </table:table-cell>
          <table:table-cell table:style-name="Table6.A2" office:value-type="string">
            <text:p text:style-name="P295">gave</text:p>
          </table:table-cell>
          <table:table-cell table:style-name="Table6.D2" office:value-type="string">
            <text:p text:style-name="P294">given</text:p>
          </table:table-cell>
        </table:table-row>
        <table:table-row table:style-name="TableLine94657373184784">
          <table:table-cell table:style-name="Table6.A2" office:value-type="string">
            <text:p text:style-name="P294">идти</text:p>
          </table:table-cell>
          <table:table-cell table:style-name="Table6.A2" office:value-type="string">
            <text:p text:style-name="P295">go</text:p>
          </table:table-cell>
          <table:table-cell table:style-name="Table6.A2" office:value-type="string">
            <text:p text:style-name="P295">went</text:p>
          </table:table-cell>
          <table:table-cell table:style-name="Table6.D2" office:value-type="string">
            <text:p text:style-name="P294">gone</text:p>
          </table:table-cell>
        </table:table-row>
        <table:table-row table:style-name="TableLine94657373074576">
          <table:table-cell table:style-name="Table6.A2" office:value-type="string">
            <text:p text:style-name="P296">иметь </text:p>
          </table:table-cell>
          <table:table-cell table:style-name="Table6.A2" office:value-type="string">
            <text:p text:style-name="P297">have</text:p>
          </table:table-cell>
          <table:table-cell table:style-name="Table6.A2" office:value-type="string">
            <text:p text:style-name="P297">had</text:p>
          </table:table-cell>
          <table:table-cell table:style-name="Table6.D2" office:value-type="string">
            <text:p text:style-name="P296">had</text:p>
          </table:table-cell>
        </table:table-row>
        <table:table-row table:style-name="TableLine94657373190384">
          <table:table-cell table:style-name="Table6.A2" office:value-type="string">
            <text:p text:style-name="P296">слышать</text:p>
          </table:table-cell>
          <table:table-cell table:style-name="Table6.A2" office:value-type="string">
            <text:p text:style-name="P297">hear</text:p>
          </table:table-cell>
          <table:table-cell table:style-name="Table6.A2" office:value-type="string">
            <text:p text:style-name="P297">heard</text:p>
          </table:table-cell>
          <table:table-cell table:style-name="Table6.D2" office:value-type="string">
            <text:p text:style-name="P296">heard</text:p>
          </table:table-cell>
        </table:table-row>
        <table:table-row table:style-name="TableLine94657373268688">
          <table:table-cell table:style-name="Table6.A2" office:value-type="string">
            <text:p text:style-name="P296">знать</text:p>
          </table:table-cell>
          <table:table-cell table:style-name="Table6.A2" office:value-type="string">
            <text:p text:style-name="P297">know</text:p>
          </table:table-cell>
          <table:table-cell table:style-name="Table6.A2" office:value-type="string">
            <text:p text:style-name="P297">knew</text:p>
          </table:table-cell>
          <table:table-cell table:style-name="Table6.D2" office:value-type="string">
            <text:p text:style-name="P296">known</text:p>
          </table:table-cell>
        </table:table-row>
        <table:table-row table:style-name="TableLine94657372804400">
          <table:table-cell table:style-name="Table6.A2" office:value-type="string">
            <text:p text:style-name="P296">терять</text:p>
          </table:table-cell>
          <table:table-cell table:style-name="Table6.A2" office:value-type="string">
            <text:p text:style-name="P297">lose</text:p>
          </table:table-cell>
          <table:table-cell table:style-name="Table6.A2" office:value-type="string">
            <text:p text:style-name="P297">lost</text:p>
          </table:table-cell>
          <table:table-cell table:style-name="Table6.D2" office:value-type="string">
            <text:p text:style-name="P296">lost</text:p>
          </table:table-cell>
        </table:table-row>
        <table:table-row table:style-name="TableLine94657373128416">
          <table:table-cell table:style-name="Table6.A2" office:value-type="string">
            <text:p text:style-name="P296">делать</text:p>
          </table:table-cell>
          <table:table-cell table:style-name="Table6.A2" office:value-type="string">
            <text:p text:style-name="P297">make</text:p>
          </table:table-cell>
          <table:table-cell table:style-name="Table6.A2" office:value-type="string">
            <text:p text:style-name="P297">made</text:p>
          </table:table-cell>
          <table:table-cell table:style-name="Table6.D2" office:value-type="string">
            <text:p text:style-name="P296">made</text:p>
          </table:table-cell>
        </table:table-row>
        <table:table-row table:style-name="TableLine94657373355408">
          <table:table-cell table:style-name="Table6.A2" office:value-type="string">
            <text:p text:style-name="P296">платить</text:p>
          </table:table-cell>
          <table:table-cell table:style-name="Table6.A2" office:value-type="string">
            <text:p text:style-name="P297">pay</text:p>
          </table:table-cell>
          <table:table-cell table:style-name="Table6.A2" office:value-type="string">
            <text:p text:style-name="P297">paid</text:p>
          </table:table-cell>
          <table:table-cell table:style-name="Table6.D2" office:value-type="string">
            <text:p text:style-name="P296">paid</text:p>
          </table:table-cell>
        </table:table-row>
        <table:table-row table:style-name="TableLine94657373356224">
          <table:table-cell table:style-name="Table6.A2" office:value-type="string">
            <text:p text:style-name="P296">класть</text:p>
          </table:table-cell>
          <table:table-cell table:style-name="Table6.A2" office:value-type="string">
            <text:p text:style-name="P297">put</text:p>
          </table:table-cell>
          <table:table-cell table:style-name="Table6.A2" office:value-type="string">
            <text:p text:style-name="P297">put</text:p>
          </table:table-cell>
          <table:table-cell table:style-name="Table6.D2" office:value-type="string">
            <text:p text:style-name="P296">put</text:p>
          </table:table-cell>
        </table:table-row>
        <table:table-row table:style-name="TableLine94657373357248">
          <table:table-cell table:style-name="Table6.A2" office:value-type="string">
            <text:p text:style-name="P296">читать</text:p>
          </table:table-cell>
          <table:table-cell table:style-name="Table6.A2" office:value-type="string">
            <text:p text:style-name="P297">read [рид]</text:p>
          </table:table-cell>
          <table:table-cell table:style-name="Table6.A2" office:value-type="string">
            <text:p text:style-name="P297">read [рэд]</text:p>
          </table:table-cell>
          <table:table-cell table:style-name="Table6.D2" office:value-type="string">
            <text:p text:style-name="P297">read [рэд]</text:p>
          </table:table-cell>
        </table:table-row>
        <table:table-row table:style-name="TableLine94657373358320">
          <table:table-cell table:style-name="Table6.A2" office:value-type="string">
            <text:p text:style-name="P296">сказать</text:p>
          </table:table-cell>
          <table:table-cell table:style-name="Table6.A2" office:value-type="string">
            <text:p text:style-name="P297">say</text:p>
          </table:table-cell>
          <table:table-cell table:style-name="Table6.A2" office:value-type="string">
            <text:p text:style-name="P297">said</text:p>
          </table:table-cell>
          <table:table-cell table:style-name="Table6.D2" office:value-type="string">
            <text:p text:style-name="P297">said</text:p>
          </table:table-cell>
        </table:table-row>
        <table:table-row table:style-name="TableLine94657373359392">
          <table:table-cell table:style-name="Table6.A2" office:value-type="string">
            <text:p text:style-name="P296">говорить</text:p>
          </table:table-cell>
          <table:table-cell table:style-name="Table6.A2" office:value-type="string">
            <text:p text:style-name="P297">speak</text:p>
          </table:table-cell>
          <table:table-cell table:style-name="Table6.A2" office:value-type="string">
            <text:p text:style-name="P297">spoke</text:p>
          </table:table-cell>
          <table:table-cell table:style-name="Table6.D2" office:value-type="string">
            <text:p text:style-name="P296">spoken</text:p>
          </table:table-cell>
        </table:table-row>
        <table:table-row table:style-name="TableLine94657373360464">
          <table:table-cell table:style-name="Table6.A2" office:value-type="string">
            <text:p text:style-name="P296">видеть</text:p>
          </table:table-cell>
          <table:table-cell table:style-name="Table6.A2" office:value-type="string">
            <text:p text:style-name="P297">see</text:p>
          </table:table-cell>
          <table:table-cell table:style-name="Table6.A2" office:value-type="string">
            <text:p text:style-name="P297">saw</text:p>
          </table:table-cell>
          <table:table-cell table:style-name="Table6.D2" office:value-type="string">
            <text:p text:style-name="P296">seen</text:p>
          </table:table-cell>
        </table:table-row>
        <table:table-row table:style-name="TableLine94657373361536">
          <table:table-cell table:style-name="Table6.A2" office:value-type="string">
            <text:p text:style-name="P296">сидеть</text:p>
          </table:table-cell>
          <table:table-cell table:style-name="Table6.A2" office:value-type="string">
            <text:p text:style-name="P297">sit</text:p>
          </table:table-cell>
          <table:table-cell table:style-name="Table6.A2" office:value-type="string">
            <text:p text:style-name="P297">sat</text:p>
          </table:table-cell>
          <table:table-cell table:style-name="Table6.D2" office:value-type="string">
            <text:p text:style-name="P296">sat</text:p>
          </table:table-cell>
        </table:table-row>
        <table:table-row table:style-name="TableLine94657373362608">
          <table:table-cell table:style-name="Table6.A2" office:value-type="string">
            <text:p text:style-name="P296">брать</text:p>
          </table:table-cell>
          <table:table-cell table:style-name="Table6.A2" office:value-type="string">
            <text:p text:style-name="P297">take</text:p>
          </table:table-cell>
          <table:table-cell table:style-name="Table6.A2" office:value-type="string">
            <text:p text:style-name="P297">took</text:p>
          </table:table-cell>
          <table:table-cell table:style-name="Table6.D2" office:value-type="string">
            <text:p text:style-name="P296">taken</text:p>
          </table:table-cell>
        </table:table-row>
        <table:table-row table:style-name="TableLine94657373363680">
          <table:table-cell table:style-name="Table6.A2" office:value-type="string">
            <text:p text:style-name="P296">рассказывать</text:p>
          </table:table-cell>
          <table:table-cell table:style-name="Table6.A2" office:value-type="string">
            <text:p text:style-name="P297">tell</text:p>
          </table:table-cell>
          <table:table-cell table:style-name="Table6.A2" office:value-type="string">
            <text:p text:style-name="P297">told</text:p>
          </table:table-cell>
          <table:table-cell table:style-name="Table6.D2" office:value-type="string">
            <text:p text:style-name="P296">told</text:p>
          </table:table-cell>
        </table:table-row>
        <table:table-row table:style-name="TableLine94657373364752">
          <table:table-cell table:style-name="Table6.A2" office:value-type="string">
            <text:p text:style-name="P296">думать</text:p>
          </table:table-cell>
          <table:table-cell table:style-name="Table6.A2" office:value-type="string">
            <text:p text:style-name="P297">think</text:p>
          </table:table-cell>
          <table:table-cell table:style-name="Table6.A2" office:value-type="string">
            <text:p text:style-name="P297">thought</text:p>
          </table:table-cell>
          <table:table-cell table:style-name="Table6.D2" office:value-type="string">
            <text:p text:style-name="P296">thought</text:p>
          </table:table-cell>
        </table:table-row>
        <table:table-row table:style-name="TableLine94657373365824">
          <table:table-cell table:style-name="Table6.A2" office:value-type="string">
            <text:p text:style-name="P296">побеждать</text:p>
          </table:table-cell>
          <table:table-cell table:style-name="Table6.A2" office:value-type="string">
            <text:p text:style-name="P297">win</text:p>
          </table:table-cell>
          <table:table-cell table:style-name="Table6.A2" office:value-type="string">
            <text:p text:style-name="P297">won</text:p>
          </table:table-cell>
          <table:table-cell table:style-name="Table6.D2" office:value-type="string">
            <text:p text:style-name="P296">won</text:p>
          </table:table-cell>
        </table:table-row>
        <table:table-row table:style-name="TableLine94657373366896">
          <table:table-cell table:style-name="Table6.A2" office:value-type="string">
            <text:p text:style-name="P296">писать</text:p>
          </table:table-cell>
          <table:table-cell table:style-name="Table6.A2" office:value-type="string">
            <text:p text:style-name="P297">write</text:p>
          </table:table-cell>
          <table:table-cell table:style-name="Table6.A2" office:value-type="string">
            <text:p text:style-name="P297">wrote</text:p>
          </table:table-cell>
          <table:table-cell table:style-name="Table6.D2" office:value-type="string">
            <text:p text:style-name="P296">written</text:p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1T21:06:11.930134996</dc:date>
    <meta:editing-duration>PT15H8M17S</meta:editing-duration>
    <meta:editing-cycles>253</meta:editing-cycles>
    <meta:generator>LibreOffice/6.4.7.2$Linux_X86_64 LibreOffice_project/40$Build-2</meta:generator>
    <meta:document-statistic meta:table-count="6" meta:image-count="0" meta:object-count="0" meta:page-count="16" meta:paragraph-count="592" meta:word-count="4028" meta:character-count="25341" meta:non-whitespace-character-count="21761"/>
  </office:meta>
</office:document-meta>
</file>